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AC100005627232717D6.svm"/>
  <manifest:file-entry manifest:media-type="" manifest:full-path="Pictures/2000000700002EB800001AABB157C4D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MSY10" svg:font-family="CMSY10"/>
    <style:font-face style:name="CMSY8" svg:font-family="CMSY8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" svg:font-family="'Times New Roman'" style:font-adornments="Regular" style:font-family-generic="roman"/>
    <style:font-face style:name="TimesNewRoman,Bold" svg:font-family="'TimesNewRoman,Bold'" style:font-family-generic="roman"/>
    <style:font-face style:name="F17" svg:font-family="F17" style:font-family-generic="swiss"/>
    <style:font-face style:name="F75" svg:font-family="F75" style:font-family-generic="swiss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0.815cm" style:rel-column-width="3560*"/>
    </style:style>
    <style:style style:name="Tabela2.B" style:family="table-column">
      <style:table-column-properties style:column-width="2.648cm" style:rel-column-width="11567*"/>
    </style:style>
    <style:style style:name="Tabela2.C" style:family="table-column">
      <style:table-column-properties style:column-width="11.538cm" style:rel-column-width="5040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0.817cm" style:rel-column-width="3568*"/>
    </style:style>
    <style:style style:name="Tabela5.B" style:family="table-column">
      <style:table-column-properties style:column-width="2.535cm" style:rel-column-width="11074*"/>
    </style:style>
    <style:style style:name="Tabela5.C" style:family="table-column">
      <style:table-column-properties style:column-width="11.649cm" style:rel-column-width="50893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0.861cm" style:rel-column-width="3760*"/>
    </style:style>
    <style:style style:name="Tabela3.B" style:family="table-column">
      <style:table-column-properties style:column-width="2.91cm" style:rel-column-width="12715*"/>
    </style:style>
    <style:style style:name="Tabela3.C" style:family="table-column">
      <style:table-column-properties style:column-width="11.229cm" style:rel-column-width="49060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20.264cm" fo:margin-left="-2.559cm" fo:margin-right="-2.704cm" table:align="margins" style:writing-mode="lr-tb"/>
    </style:style>
    <style:style style:name="Tabela7.A" style:family="table-column">
      <style:table-column-properties style:column-width="0.838cm" style:rel-column-width="2709*"/>
    </style:style>
    <style:style style:name="Tabela7.B" style:family="table-column">
      <style:table-column-properties style:column-width="7.255cm" style:rel-column-width="23463*"/>
    </style:style>
    <style:style style:name="Tabela7.C" style:family="table-column">
      <style:table-column-properties style:column-width="7.562cm" style:rel-column-width="24455*"/>
    </style:style>
    <style:style style:name="Tabela7.D" style:family="table-column">
      <style:table-column-properties style:column-width="4.609cm" style:rel-column-width="14908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D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20.219cm" fo:margin-left="-2.515cm" fo:margin-right="-2.704cm" table:align="margins" style:writing-mode="lr-tb"/>
    </style:style>
    <style:style style:name="Tabela8.A" style:family="table-column">
      <style:table-column-properties style:column-width="0.817cm" style:rel-column-width="2647*"/>
    </style:style>
    <style:style style:name="Tabela8.B" style:family="table-column">
      <style:table-column-properties style:column-width="5.38cm" style:rel-column-width="17437*"/>
    </style:style>
    <style:style style:name="Tabela8.C" style:family="table-column">
      <style:table-column-properties style:column-width="7.606cm" style:rel-column-width="24652*"/>
    </style:style>
    <style:style style:name="Tabela8.D" style:family="table-column">
      <style:table-column-properties style:column-width="6.417cm" style:rel-column-width="20799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D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5cm" table:align="margins" style:writing-mode="lr-tb"/>
    </style:style>
    <style:style style:name="Tabela9.A" style:family="table-column">
      <style:table-column-properties style:column-width="0.857cm" style:rel-column-width="3745*"/>
    </style:style>
    <style:style style:name="Tabela9.B" style:family="table-column">
      <style:table-column-properties style:column-width="4.302cm" style:rel-column-width="18795*"/>
    </style:style>
    <style:style style:name="Tabela9.C" style:family="table-column">
      <style:table-column-properties style:column-width="9.841cm" style:rel-column-width="42995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C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5cm" table:align="margins" style:writing-mode="lr-tb"/>
    </style:style>
    <style:style style:name="Tabela10.A" style:family="table-column">
      <style:table-column-properties style:column-width="4.322cm" style:rel-column-width="18880*"/>
    </style:style>
    <style:style style:name="Tabela10.B" style:family="table-column">
      <style:table-column-properties style:column-width="10.679cm" style:rel-column-width="46655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0.728cm" style:rel-column-width="413*"/>
    </style:style>
    <style:style style:name="Tabela1.B" style:family="table-column">
      <style:table-column-properties style:column-width="2.293cm" style:rel-column-width="1300*"/>
    </style:style>
    <style:style style:name="Tabela1.C" style:family="table-column">
      <style:table-column-properties style:column-width="3.99cm" style:rel-column-width="2262*"/>
    </style:style>
    <style:style style:name="Tabela1.D" style:family="table-column">
      <style:table-column-properties style:column-width="0.926cm" style:rel-column-width="525*"/>
    </style:style>
    <style:style style:name="Tabela1.E" style:family="table-column">
      <style:table-column-properties style:column-width="2.404cm" style:rel-column-width="1363*"/>
    </style:style>
    <style:style style:name="Tabela1.F" style:family="table-column">
      <style:table-column-properties style:column-width="3.725cm" style:rel-column-width="2112*"/>
    </style:style>
    <style:style style:name="Tabela1.G" style:family="table-column">
      <style:table-column-properties style:column-width="0.933cm" style:rel-column-width="529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15cm" table:align="margins" style:writing-mode="lr-tb"/>
    </style:style>
    <style:style style:name="Tabela4.A" style:family="table-column">
      <style:table-column-properties style:column-width="0.728cm" style:rel-column-width="413*"/>
    </style:style>
    <style:style style:name="Tabela4.B" style:family="table-column">
      <style:table-column-properties style:column-width="2.293cm" style:rel-column-width="1300*"/>
    </style:style>
    <style:style style:name="Tabela4.C" style:family="table-column">
      <style:table-column-properties style:column-width="2.314cm" style:rel-column-width="1312*"/>
    </style:style>
    <style:style style:name="Tabela4.D" style:family="table-column">
      <style:table-column-properties style:column-width="2.757cm" style:rel-column-width="1563*"/>
    </style:style>
    <style:style style:name="Tabela4.E" style:family="table-column">
      <style:table-column-properties style:column-width="2.249cm" style:rel-column-width="1275*"/>
    </style:style>
    <style:style style:name="Tabela4.F" style:family="table-column">
      <style:table-column-properties style:column-width="3.725cm" style:rel-column-width="2112*"/>
    </style:style>
    <style:style style:name="Tabela4.G" style:family="table-column">
      <style:table-column-properties style:column-width="0.933cm" style:rel-column-width="529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1" style:font-size-asian="12pt" style:language-asian="pt" style:country-asian="BR" style:font-name-complex="Times New Roman1" style:font-size-complex="10pt" fo:hyphenate="false" fo:hyphenation-remain-char-count="2" fo:hyphenation-push-char-count="2"/>
    </style:style>
    <style:style style:name="P3" style:family="paragraph" style:parent-style-name="SBC_3a_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P4" style:family="paragraph" style:parent-style-name="SBC_3a_caption">
      <style:paragraph-properties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SBC_3a_paragraph_3a_first">
      <style:paragraph-properties fo:text-align="justify" style:justify-single-word="false" fo:orphans="0" fo:widows="0" fo:hyphenation-ladder-count="no-limit" style:writing-mode="lr-tb"/>
      <style:text-properties fo:color="#000000" style:font-name="Times" fo:font-size="12pt" fo:language="pt" fo:country="BR" fo:font-weight="normal" style:font-name-asian="Times New Roman1" style:font-size-asian="12pt" style:language-asian="pt" style:country-asian="BR" style:font-name-complex="Times New Roman1" style:font-size-complex="10pt" fo:hyphenate="false" fo:hyphenation-remain-char-count="2" fo:hyphenation-push-char-count="2"/>
    </style:style>
    <style:style style:name="P6" style:family="paragraph" style:parent-style-name="SBC_3a_paragraph">
      <style:paragraph-properties fo:margin-left="0cm" fo:margin-right="0cm" fo:text-indent="0cm" style:auto-text-indent="false"/>
    </style:style>
    <style:style style:name="P7" style:family="paragraph" style:parent-style-name="SBC_3a_paragraph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BC_3a_paragraph">
      <style:paragraph-properties fo:margin-left="0cm" fo:margin-right="0cm" fo:text-indent="0cm" style:auto-text-indent="false">
        <style:tab-stops>
          <style:tab-stop style:position="14.631cm"/>
        </style:tab-stops>
      </style:paragraph-properties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style:font-name-asian="Times New Roman1" style:font-size-asian="12pt" style:font-name-complex="Times New Roman1" style:font-size-complex="10pt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1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1pt" fo:font-style="normal" fo:font-weight="bold" style:font-name-asian="CMSY10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3" style:family="paragraph" style:parent-style-name="SBC_3a_paragraph">
      <style:paragraph-properties fo:margin-left="0cm" fo:margin-right="0cm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4" style:family="paragraph" style:parent-style-name="SBC_3a_paragraph">
      <style:paragraph-properties fo:margin-left="0cm" fo:margin-right="0cm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5" style:family="paragraph" style:parent-style-name="SBC_3a_paragraph_3a_first">
      <style:paragraph-properties fo:margin-left="0cm" fo:margin-right="0cm" fo:text-indent="0cm" style:auto-text-indent="false"/>
    </style:style>
    <style:style style:name="P16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monospace" fo:font-size="12pt" fo:letter-spacing="normal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7" style:family="paragraph" style:parent-style-name="SBC_3a_paragraph_3a_first">
      <style:text-properties style:use-window-font-color="true" style:font-name="Times" style:font-name-asian="Times New Roman1" style:font-size-asian="12pt" style:font-name-complex="Times New Roman1" style:font-size-complex="10pt"/>
    </style:style>
    <style:style style:name="P18" style:family="paragraph" style:parent-style-name="SBC_3a_paragraph">
      <style:text-properties style:use-window-font-color="true" style:font-name="Times" style:font-name-asian="Times New Roman1" style:font-size-asian="12pt" style:font-name-complex="Times New Roman1" style:font-size-complex="10pt"/>
    </style:style>
    <style:style style:name="P19" style:family="paragraph" style:parent-style-name="SBC_3a_paragraph">
      <style:paragraph-properties>
        <style:tab-stops>
          <style:tab-stop style:position="14.631cm"/>
        </style:tab-stops>
      </style:paragraph-properties>
      <style:text-properties style:use-window-font-color="true" style:font-name="Times" style:font-name-asian="Times New Roman1" style:font-size-asian="12pt" style:font-name-complex="Times New Roman1" style:font-size-complex="10pt"/>
    </style:style>
    <style:style style:name="P20" style:family="paragraph" style:parent-style-name="SBC_3a_paragraph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SBC_3a_paragraph">
      <style:paragraph-properties fo:text-align="center" style:justify-single-word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2" style:family="paragraph" style:parent-style-name="SBC_3a_paragraph">
      <style:paragraph-properties>
        <style:tab-stops>
          <style:tab-stop style:position="14.631cm"/>
        </style:tab-stops>
      </style:paragraph-properties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36" style:family="paragraph" style:parent-style-name="Table_20_Contents">
      <style:paragraph-properties fo:text-align="justify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9" style:family="paragraph" style:parent-style-name="Standard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SBC_3a_paragraph">
      <style:paragraph-properties fo:margin-left="0cm" fo:margin-right="0cm" fo:text-indent="1.251cm" style:auto-text-indent="false"/>
    </style:style>
    <style:style style:name="P42" style:family="paragraph" style:parent-style-name="Preformatted_20_Text">
      <style:paragraph-properties fo:orphans="2" fo:widows="2" fo:background-color="#ffffff" fo:padding="0cm" fo:border="none">
        <style:background-image/>
      </style:paragraph-properties>
    </style:style>
    <style:style style:name="P43" style:family="paragraph" style:parent-style-name="Preformatted_20_Text">
      <style:paragraph-properties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monospace" fo:letter-spacing="normal" fo:font-style="normal" fo:font-weight="normal"/>
    </style:style>
    <style:style style:name="P44" style:family="paragraph" style:parent-style-name="Preformatted_20_Text">
      <style:paragraph-properties fo:orphans="2" fo:widows="2" fo:background-color="#ffffff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P45" style:family="paragraph" style:parent-style-name="Preformatted_20_Text">
      <style:paragraph-properties fo:orphans="2" fo:widows="2" fo:hyphenation-ladder-count="no-limit" fo:background-color="#ffffff" fo:padding="0cm" fo:border="none" style:writing-mode="lr-tb">
        <style:background-image/>
      </style:paragraph-properties>
      <style:text-properties fo:hyphenate="false" fo:hyphenation-remain-char-count="2" fo:hyphenation-push-char-count="2"/>
    </style:style>
    <style:style style:name="P46" style:family="paragraph" style:parent-style-name="Preformatted_20_Text">
      <style:paragraph-properties fo:orphans="2" fo:widows="2" fo:hyphenation-ladder-count="no-limit" fo:background-color="#ffffff" fo:padding="0cm" fo:border="none" style:writing-mode="lr-tb">
        <style:background-image/>
      </style:paragraph-properties>
      <style:text-properties fo:font-variant="normal" fo:text-transform="none" fo:color="#000000" style:font-name="monospace" fo:letter-spacing="normal" fo:font-style="normal" fo:font-weight="normal" fo:hyphenate="false" fo:hyphenation-remain-char-count="2" fo:hyphenation-push-char-count="2"/>
    </style:style>
    <style:style style:name="P47" style:family="paragraph" style:parent-style-name="Preformatted_20_Text">
      <style:paragraph-properties fo:margin-top="0cm" fo:margin-bottom="0.499cm" fo:orphans="2" fo:widows="2" fo:background-color="#ffffff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52" style:family="paragraph" style:parent-style-name="SBC_3a_reference" style:list-style-name="L12"/>
    <style:style style:name="P53" style:family="paragraph" style:parent-style-name="SBC_3a_reference" style:list-style-name="L12">
      <style:paragraph-properties fo:orphans="0" fo:widows="0" fo:hyphenation-ladder-count="no-limit" style:writing-mode="lr-tb"/>
      <style:text-properties style:font-name="Times" fo:font-size="12pt" style:font-name-asian="Times New Roman1" style:font-size-asian="12pt" style:font-name-complex="Times New Roman1" style:font-size-complex="10pt" fo:hyphenate="false" fo:hyphenation-remain-char-count="2" fo:hyphenation-push-char-count="2"/>
    </style:style>
    <style:style style:name="P54" style:family="paragraph" style:parent-style-name="SBC_3a_reference" style:list-style-name="L12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55" style:family="paragraph" style:parent-style-name="SBC_3a_paragraph" style:list-style-name="L1"/>
    <style:style style:name="P56" style:family="paragraph" style:parent-style-name="SBC_3a_paragraph" style:list-style-name="L3"/>
    <style:style style:name="P57" style:family="paragraph" style:parent-style-name="SBC_3a_paragraph" style:list-style-name="L4"/>
    <style:style style:name="P58" style:family="paragraph" style:parent-style-name="SBC_3a_paragraph" style:list-style-name="L5">
      <style:paragraph-properties fo:text-align="justify" style:justify-single-word="false"/>
    </style:style>
    <style:style style:name="P59" style:family="paragraph" style:parent-style-name="SBC_3a_paragraph" style:list-style-name="L7"/>
    <style:style style:name="P60" style:family="paragraph" style:parent-style-name="SBC_3a_paragraph" style:list-style-name="L7">
      <style:text-properties fo:font-style="italic" style:font-style-asian="italic" style:font-style-complex="italic"/>
    </style:style>
    <style:style style:name="P61" style:family="paragraph" style:parent-style-name="SBC_3a_paragraph" style:list-style-name="L7">
      <style:paragraph-properties fo:text-align="start" style:justify-single-word="false"/>
      <style:text-properties fo:font-style="italic" style:font-style-asian="italic" style:font-style-complex="italic"/>
    </style:style>
    <style:style style:name="P62" style:family="paragraph" style:parent-style-name="SBC_3a_paragraph" style:list-style-name="L7">
      <style:paragraph-properties fo:text-align="start" style:justify-single-word="false"/>
      <style:text-properties style:use-window-font-color="true" style:font-name="Times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63" style:family="paragraph" style:parent-style-name="SBC_3a_paragraph" style:list-style-name="L7">
      <style:paragraph-properties fo:text-align="start" style:justify-single-word="false"/>
      <style:text-properties fo:font-style="normal" style:font-style-asian="normal" style:font-style-complex="normal"/>
    </style:style>
    <style:style style:name="P64" style:family="paragraph" style:parent-style-name="SBC_3a_paragraph" style:list-style-name="L8"/>
    <style:style style:name="P65" style:family="paragraph" style:parent-style-name="SBC_3a_paragraph" style:list-style-name="L10"/>
    <style:style style:name="P66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7" style:family="paragraph" style:parent-style-name="SBC_3a_paragraph" style:list-style-name="L9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8" style:family="paragraph" style:parent-style-name="SBC_3a_paragraph" style:list-style-name="L11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9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0" style:family="paragraph" style:parent-style-name="SBC_3a_paragraph" style:list-style-name="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font-style="normal" fo:font-weight="normal" style:font-name-asian="CMSY10" style:font-name-complex="Times2" style:font-size-complex="12pt"/>
    </style:style>
    <style:style style:name="P71" style:family="paragraph" style:parent-style-name="SBC_3a_title" style:master-page-name="Standard">
      <style:paragraph-properties style:page-number="auto"/>
    </style:style>
    <style:style style:name="P72" style:family="paragraph" style:parent-style-name="SBC_3a_title_3a_2">
      <style:paragraph-properties fo:text-align="justify" style:justify-single-word="false"/>
    </style:style>
    <style:style style:name="P73" style:family="paragraph" style:parent-style-name="SBC_3a_title_3a_2">
      <style:paragraph-properties fo:margin-left="0cm" fo:margin-right="0cm" fo:text-indent="0cm" style:auto-text-indent="false"/>
      <style:text-properties style:use-window-font-color="true" style:font-name="Times" style:font-name-asian="Times New Roman1" style:font-size-asian="12pt" style:font-name-complex="Times New Roman1" style:font-size-complex="10pt"/>
    </style:style>
    <style:style style:name="P74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1" style:font-size-asian="12pt" style:language-asian="pt" style:country-asian="BR" style:font-name-complex="Times New Roman1" style:font-size-complex="10pt" fo:hyphenate="false" fo:hyphenation-remain-char-count="2" fo:hyphenation-push-char-count="2"/>
    </style:style>
    <style:style style:name="P75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hyphenate="false" fo:hyphenation-remain-char-count="2" fo:hyphenation-push-char-count="2"/>
    </style:style>
    <style:style style:name="P76" style:family="paragraph" style:parent-style-name="SBC_3a_paragraph_3a_first" style:list-style-name="L6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77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style:font-name="Times" fo:font-size="12pt" fo:language="pt" fo:country="BR" style:font-name-asian="Times New Roman1" style:font-size-asian="12pt" style:font-name-complex="Times New Roman1" style:font-size-complex="10pt" fo:hyphenate="false" fo:hyphenation-remain-char-count="2" fo:hyphenation-push-char-count="2"/>
    </style:style>
    <style:style style:name="P78" style:family="paragraph" style:parent-style-name="Table_20_Contents_20__28_user_29_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1" fo:font-size="12pt" fo:font-style="italic" fo:font-weight="normal" style:font-name-asian="CMSY10" style:font-size-asian="12pt" style:font-style-asian="normal" style:font-weight-asian="normal" style:font-name-complex="Times New Roman1" style:font-size-complex="12pt" style:font-style-complex="italic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raphicSabon-Roman" fo:font-size="11pt" style:font-name-asian="GraphicSabon-Roman" style:font-size-asian="11pt" style:font-name-complex="GraphicSabon-Roman" style:font-size-complex="11pt"/>
    </style:style>
    <style:style style:name="T4" style:family="text">
      <style:text-properties fo:color="#000000" style:font-name="Times" fo:font-size="12pt" fo:language="pt" fo:country="BR" fo:font-weight="normal" style:font-name-asian="Times New Roman1" style:font-size-asian="12pt" style:language-asian="pt" style:country-asian="BR" style:font-name-complex="Times New Roman1" style:font-size-complex="10pt"/>
    </style:style>
    <style:style style:name="T5" style:family="text">
      <style:text-properties fo:color="#000000" style:font-name="Times" fo:font-size="12pt" fo:language="pt" fo:country="BR" fo:font-style="italic" fo:font-weight="normal" style:font-name-asian="Times New Roman1" style:font-size-asian="12pt" style:language-asian="pt" style:country-asian="BR" style:font-style-asian="italic" style:font-name-complex="Times New Roman1" style:font-size-complex="10pt"/>
    </style:style>
    <style:style style:name="T6" style:family="text">
      <style:text-properties fo:color="#000000" style:text-position="0% 100%" style:font-name="Segoe Print" fo:font-size="12pt" fo:language="pt" fo:country="BR" fo:font-weight="normal" style:font-name-asian="Times New Roman1" style:font-size-asian="12pt" style:language-asian="pt" style:country-asian="BR" style:font-name-complex="Times New Roman1" style:font-size-complex="12pt"/>
    </style:style>
    <style:style style:name="T7" style:family="text">
      <style:text-properties style:use-window-font-color="true" style:font-name="Times" style:font-name-asian="Times New Roman1" style:font-size-asian="12pt" style:font-name-complex="Times New Roman1" style:font-size-complex="10pt"/>
    </style:style>
    <style:style style:name="T8" style:family="text">
      <style:text-properties style:use-window-font-color="true" style:font-name="Times" fo:font-style="italic" style:font-name-asian="Times New Roman1" style:font-size-asian="12pt" style:font-style-asian="italic" style:font-name-complex="Times New Roman1" style:font-size-complex="10pt" style:font-style-complex="italic"/>
    </style:style>
    <style:style style:name="T9" style:family="text">
      <style:text-properties style:use-window-font-color="true" style:font-name="Times" fo:font-style="normal" style:font-name-asian="Times New Roman1" style:font-size-asian="12pt" style:font-style-asian="normal" style:font-name-complex="Times New Roman1" style:font-size-complex="10pt" style:font-style-complex="normal"/>
    </style:style>
    <style:style style:name="T10" style:family="text">
      <style:text-properties style:use-window-font-color="true" style:font-name="Times" fo:font-size="10pt" fo:font-style="normal" style:font-name-asian="Times New Roman1" style:font-size-asian="12pt" style:font-style-asian="normal" style:font-name-complex="Times New Roman1" style:font-size-complex="10pt" style:font-style-complex="normal"/>
    </style:style>
    <style:style style:name="T11" style:family="text">
      <style:text-properties style:use-window-font-color="true" style:font-name="Times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2" style:family="text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style:use-window-font-color="true" style:font-name="Times" fo:font-size="12pt" fo:font-style="normal" fo:font-weight="normal" style:font-name-asian="Times New Roman1" style:font-size-asian="12pt" style:font-style-asian="normal" style:font-weight-asian="normal" style:font-name-complex="Times New Roman1" style:font-size-complex="10pt" style:font-style-complex="normal" style:font-weight-complex="normal"/>
    </style:style>
    <style:style style:name="T14" style:family="text">
      <style:text-properties style:use-window-font-color="true" style:font-name="Times" fo:font-size="12pt" style:font-name-asian="Times New Roman1" style:font-size-asian="12pt" style:font-name-complex="Times New Roman1" style:font-size-complex="12pt"/>
    </style:style>
    <style:style style:name="T15" style:family="text">
      <style:text-properties style:use-window-font-color="true" style:font-name="Times" fo:font-size="12pt" fo:font-style="italic" fo:font-weight="bold" style:font-name-asian="CMSY10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6" style:family="text"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7" style:family="text">
      <style:text-properties style:use-window-font-color="true" style:font-name="Times" fo:font-size="12pt" style:font-name-asian="CMSY10" style:font-size-asian="12pt" style:font-name-complex="Times New Roman1" style:font-size-complex="12pt"/>
    </style:style>
    <style:style style:name="T18" style:family="text">
      <style:text-properties style:use-window-font-color="true" style:text-position="sub 58%" style:font-name="Times" style:font-name-asian="Times New Roman1" style:font-size-asian="12pt" style:font-name-complex="Times New Roman1" style:font-size-complex="10pt"/>
    </style:style>
    <style:style style:name="T19" style:family="text">
      <style:text-properties style:use-window-font-color="true" style:text-position="sub 58%" style:font-name="Times" fo:font-style="normal" style:font-name-asian="Times New Roman1" style:font-size-asian="12pt" style:font-style-asian="normal" style:font-name-complex="Times New Roman1" style:font-size-complex="10pt" style:font-style-complex="normal"/>
    </style:style>
    <style:style style:name="T20" style:family="text">
      <style:text-properties style:use-window-font-color="true" style:text-position="sub 58%" style:font-name="Times" fo:font-size="12pt" fo:font-style="normal" style:font-name-asian="Times New Roman1" style:font-size-asian="12pt" style:font-style-asian="normal" style:font-name-complex="Times New Roman1" style:font-size-complex="10pt" style:font-style-complex="normal"/>
    </style:style>
    <style:style style:name="T21" style:family="text">
      <style:text-properties style:use-window-font-color="true" style:text-position="sub 58%" style:font-name="Times" fo:font-size="12pt" fo:font-style="normal" fo:font-weight="normal" style:font-name-asian="Times New Roman1" style:font-size-asian="12pt" style:font-style-asian="normal" style:font-weight-asian="normal" style:font-name-complex="Times New Roman1" style:font-size-complex="10pt" style:font-style-complex="normal" style:font-weight-complex="normal"/>
    </style:style>
    <style:style style:name="T22" style:family="text">
      <style:text-properties style:use-window-font-color="true" style:text-position="sub 58%" style:font-name="Times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3" style:family="text">
      <style:text-properties style:use-window-font-color="true" style:text-position="sub 58%" style:font-name="Times" fo:font-size="12pt" fo:font-style="italic" fo:font-weight="normal" style:font-name-asian="Times New Roman1" style:font-size-asian="12pt" style:font-style-asian="italic" style:font-weight-asian="normal" style:font-name-complex="Times New Roman1" style:font-size-complex="10pt" style:font-style-complex="italic" style:font-weight-complex="normal"/>
    </style:style>
    <style:style style:name="T24" style:family="text">
      <style:text-properties style:use-window-font-color="true" style:text-position="sub 58%" style:font-name="Times" fo:font-size="12pt" fo:font-weight="normal" style:font-name-asian="Times New Roman1" style:font-size-asian="12pt" style:font-weight-asian="normal" style:font-name-complex="Times New Roman1" style:font-size-complex="10pt" style:font-weight-complex="normal"/>
    </style:style>
    <style:style style:name="T25" style:family="text">
      <style:text-properties style:use-window-font-color="true" style:text-position="0% 100%" style:font-name="Times" style:font-name-asian="Times New Roman1" style:font-size-asian="12pt" style:font-name-complex="Times New Roman1" style:font-size-complex="10pt"/>
    </style:style>
    <style:style style:name="T26" style:family="text">
      <style:text-properties style:use-window-font-color="true" style:text-position="0% 100%" style:font-name="Times" fo:font-style="italic" style:font-name-asian="Times New Roman1" style:font-size-asian="12pt" style:font-style-asian="italic" style:font-name-complex="Times New Roman1" style:font-size-complex="10pt" style:font-style-complex="italic"/>
    </style:style>
    <style:style style:name="T27" style:family="text">
      <style:text-properties style:use-window-font-color="true" style:text-position="0% 100%" style:font-name="Times" fo:font-style="normal" style:font-name-asian="Times New Roman1" style:font-size-asian="12pt" style:font-style-asian="normal" style:font-name-complex="Times New Roman1" style:font-size-complex="10pt" style:font-style-complex="normal"/>
    </style:style>
    <style:style style:name="T28" style:family="text">
      <style:text-properties style:use-window-font-color="true" style:font-name="Tahoma" fo:font-size="12pt" fo:font-style="normal" fo:font-weight="normal" style:font-name-asian="CMSY1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9" style:family="text">
      <style:text-properties style:use-window-font-color="true" style:font-name="Tahoma" fo:font-size="10pt" fo:font-style="italic" fo:font-weight="normal" style:font-name-asian="CMSY10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style:font-name="Times"/>
    </style:style>
    <style:style style:name="T35" style:family="text">
      <style:text-properties style:font-name="Times" fo:font-size="12pt" style:font-name-asian="Times New Roman1" style:font-size-asian="12pt" style:font-name-complex="Times New Roman1" style:font-size-complex="10pt"/>
    </style:style>
    <style:style style:name="T36" style:family="text">
      <style:text-properties style:text-position="sub 58%"/>
    </style:style>
    <style:style style:name="T37" style:family="text">
      <style:text-properties style:text-position="sub 58%" style:font-name="Segoe UI" style:font-name-asian="Times New Roman1" style:font-name-complex="Times New Roman1"/>
    </style:style>
    <style:style style:name="T38" style:family="text">
      <style:text-properties style:text-position="sub 58%" style:font-name="Times"/>
    </style:style>
    <style:style style:name="T39" style:family="text">
      <style:text-properties style:text-position="sub 58%" fo:font-style="normal" style:font-style-asian="normal" style:font-style-complex="normal"/>
    </style:style>
    <style:style style:name="T40" style:family="text">
      <style:text-properties style:text-position="sub 58%" fo:font-size="10pt" style:font-size-asian="10pt" style:font-size-complex="10pt"/>
    </style:style>
    <style:style style:name="T41" style:family="text">
      <style:text-properties style:text-position="sub 58%" fo:font-size="11pt" fo:font-weight="bold" style:font-size-asian="11pt" style:font-weight-asian="bold" style:font-size-complex="11pt" style:font-weight-complex="bold"/>
    </style:style>
    <style:style style:name="T42" style:family="text">
      <style:text-properties style:text-position="sub 58%" style:font-name-asian="Times New Roman1" style:font-size-complex="10pt"/>
    </style:style>
    <style:style style:name="T43" style:family="text">
      <style:text-properties style:text-position="sub 58%" fo:font-style="italic" style:font-name-asian="Times New Roman1" style:font-style-asian="italic" style:font-size-complex="10pt" style:font-style-complex="italic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1" style:font-size-complex="10pt"/>
    </style:style>
    <style:style style:name="T46" style:family="text">
      <style:text-properties style:text-position="0% 100%" style:font-name-asian="Times New Roman1" style:font-style-asian="italic"/>
    </style:style>
    <style:style style:name="T47" style:family="text">
      <style:text-properties style:text-position="0% 100%" style:font-name="Segoe UI" style:font-name-asian="Times New Roman1" style:font-size-complex="10pt"/>
    </style:style>
    <style:style style:name="T48" style:family="text">
      <style:text-properties style:text-position="0% 100%" style:font-name="Segoe UI" fo:font-style="italic" style:font-name-asian="Times New Roman1" style:font-style-asian="italic" style:font-size-complex="10pt" style:font-style-complex="italic"/>
    </style:style>
    <style:style style:name="T49" style:family="text">
      <style:text-properties style:text-position="0% 100%" fo:font-style="italic" style:font-name-asian="Times New Roman1" style:font-style-asian="italic" style:font-size-complex="10pt" style:font-style-complex="italic"/>
    </style:style>
    <style:style style:name="T50" style:family="text">
      <style:text-properties style:text-position="0% 100%" style:font-style-asian="italic"/>
    </style:style>
    <style:style style:name="T51" style:family="text">
      <style:text-properties style:font-name="Times New Roman" style:font-name-asian="Times New Roman1" style:font-name-complex="Times New Roman1"/>
    </style:style>
    <style:style style:name="T52" style:family="text">
      <style:text-properties style:font-name="Segoe UI" style:font-name-asian="Times New Roman1" style:font-name-complex="Times New Roman1"/>
    </style:style>
    <style:style style:name="T53" style:family="text">
      <style:text-properties style:font-name="CMSY10" fo:font-size="12pt" style:font-name-asian="CMSY10" style:font-name-complex="CMSY10" style:font-size-complex="12pt"/>
    </style:style>
    <style:style style:name="T54" style:family="text">
      <style:text-properties style:font-name="Segoe UI1" fo:font-size="12pt" style:font-name-asian="CMSY10" style:font-name-complex="CMSY10" style:font-size-complex="12pt"/>
    </style:style>
    <style:style style:name="T55" style:family="text">
      <style:text-properties style:font-name="Times New Roman1" fo:font-size="12pt" style:font-name-asian="CMSY10" style:font-name-complex="CMSY10" style:font-size-complex="12pt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1pt" fo:font-weight="bold" style:font-size-asian="11pt" style:font-weight-asian="bold" style:font-size-complex="11pt" style:font-weight-complex="bold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style:font-name="monospace" fo:font-style="normal" fo:font-weight="normal"/>
    </style:style>
    <style:style style:name="T60" style:family="text">
      <style:text-properties fo:font-variant="normal" fo:text-transform="none" fo:color="#000000" style:font-name="monospace" fo:letter-spacing="normal" fo:font-style="normal" fo:font-weight="normal"/>
    </style:style>
    <style:style style:name="T61" style:family="text">
      <style:text-properties style:font-name-asian="Times New Roman1" style:font-size-complex="10pt"/>
    </style:style>
    <style:style style:name="T62" style:family="text">
      <style:text-properties style:font-name="Segoe UI" style:font-name-asian="Times New Roman1" style:font-name-complex="Times New Roman1"/>
    </style:style>
    <style:style style:name="T63" style:family="text">
      <style:text-properties style:font-name="Segoe UI" fo:font-style="italic" style:font-name-asian="Times New Roman1" style:font-style-asian="italic" style:font-name-complex="Times New Roman1" style:font-style-complex="italic"/>
    </style:style>
    <style:style style:name="T64" style:family="text">
      <style:text-properties fo:language="en" fo:country="US"/>
    </style:style>
    <style:style style:name="T65" style:family="text">
      <style:text-properties fo:language="en" fo:country="US" style:language-asian="en" style:country-asian="US"/>
    </style:style>
    <style:style style:name="T66" style:family="text">
      <style:text-properties style:language-asian="en" style:country-asian="US"/>
    </style:style>
    <style:style style:name="T67" style:family="text">
      <style:text-properties fo:language="pt" fo:country="BR"/>
    </style:style>
    <style:style style:name="T68" style:family="text">
      <style:text-properties fo:language="pt" fo:country="BR" style:language-asian="pt" style:country-asian="BR"/>
    </style:style>
    <style:style style:name="T69" style:family="text">
      <style:text-properties style:language-asian="pt" style:country-asian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Uma Ferramenta para suportar a publicação de visões RDF de dados relacionais</text:p>
      <text:p text:style-name="SBC_3a_author_28_s_29_">Vânia Maria P. Vidal<text:span text:style-name="T1">1</text:span>, José Maria Monteiro<text:span text:style-name="T1">1</text:span>, Luís Eufrasio T. Neto<text:span text:style-name="T1">1</text:span></text:p>
      <text:p text:style-name="SBC_3a_institution"><text:span text:style-name="T1">1</text:span>Departamento de Computação – Universidade Federal do Ceará (UFC)</text:p>
      <text:p text:style-name="SBC_3a_address">Qd Campus Pici, 1 – Pici – 60455-900 – Fortaleza – CE – Brazil</text:p>
      <text:p text:style-name="SBC_3a_email">{vvidal,zemaria,luiseufrasio}@lia.ufc.br</text:p>
      <text:p text:style-name="SBC_3a_abstract"><text:span text:style-name="T2">Abstract.</text:span> In This paper we propose a web tool for publishing relational databases in the form of RDF ontologies. For this purpose, we use the mapping language adopted by w3c: R2RML (RDB to RDF Mapping Language), which is supported by our solution. Thus, the user will have a friendly interface to create the mapping files.</text:p>
      <text:p text:style-name="SBC_3a_resumo"><text:span text:style-name="T2">Resumo.</text:span> Neste artigo propomos uma ferramenta web para publicação de bases relacionais na forma de ontologias RDF. Para tanto, utilizamos a linguagem de mapeamento adotada pela w3c: R2RML (RDB to RDF Mapping Language), que será suportada pela nossa solução. Assim, o usuário terá uma interface amigável para criar seus arquivos de mapeamento.</text:p>
      <text:h text:style-name="SBC_3a_title_3a_1" text:outline-level="1">Introdução</text:h>
      <text:p text:style-name="SBC_3a_paragraph_3a_first">O padrão Linked Data foi estabelecido como a melhor prática para expor, compartilhar e conectar partes de dados, informações e conhecimentos na Web Semântica usando URIs e RDF [1]. No entanto, a grande maioria dos dados corporativos, inclusive dados da Web, permanecem armazenados em SGBDs relacionais. Segundo [2] a Web Semântica não consiste simplesmente em colocar dados na web, mas principalmente da criação de links entre esses dados de tal modo que pessoas e máquinas possam fazer um melhor uso da web de dados. Para tornar as informações armazenadas em bancos relacionais disponíveis na web de dados, é preciso publicá-las usando o modelo RDF. Essa publicação pode ser feita utilizando mapeamentos de bases relacionais para ontologias RDF. Existe uma linguagem padrão da w3c para criação desses mapeamentos que é a R2RML [10].</text:p>
      <text:p text:style-name="P2"><text:tab/>Abordaremos duas maneiras de criarmos os mapeamentos nesse trabalho: mapeamento direto definido em [3] e mapeamento para vocabulários comuns como motivado em [4]. Os mapeamentos diretos servem como base para criação de mapeamentos mais complexos, que utilizam vocabulários comuns e promovem o reuso.</text:p>
      <text:p text:style-name="SBC_3a_paragraph">Neste trabalho, tratamos do problema de gerar automaticamente mapeamentos diretos e suportamos a criação de mapeamentos complexos. Para tanto, propomos uma ferramenta web que disponibiliza para o usuário a criação da configuração de acesso às bases de dados, a geração da ontologia local (mapeamento direto), a importação dos vocabulários utilizados na ontologia de domínio, a criação da ontologia de aplicação usando um vocabulário que é subconjunto do vocabulário da ontologia de domínio e a geração do arquivo de mapeamento R2RML para converter dados armazenados em bancos relacionais em triplas RDF.</text:p>
      <text:p text:style-name="SBC_3a_paragraph"><text:soft-page-break/>O restante deste artigo está organizado da seguinte forma: a seção 2 apresenta trabalhos relacionados. A seção 3 contextualiza o problema introduzindo um passo a passo para resolvê-lo. A seção 4 introduz a linguagem de geração de mapeamentos padrão da W3C: R2RML. A seção 5 apresenta a arquitetura proposta para a ferramenta, seus componentes principais e o estado atual do trabalho. A seção 6 apresenta um estudo de caso. A seção 7 conclui expondo oportunidades de trabalhos futuros que foram gerados com essa pesquisa.</text:p>
      <text:h text:style-name="SBC_3a_title_3a_1" text:outline-level="1">Trabalhos Relacionados</text:h>
      <text:p text:style-name="SBC_3a_paragraph_3a_first">Apesar de ser uma área relativamente nova, já existem vários trabalhos que colaboram com a publicação de dados no padrão Linked Data. Dentre os principais estão:</text:p>
      <text:list xml:id="list31311408" text:style-name="L1">
        <text:list-item>
          <text:p text:style-name="P55">Lod2: projeto de integração de dados em larga escala. Propõe ferramentas e metodologias corporativas para publicar e gerenciar grandes quantidades de informações estruturadas na web de dados, algoritmos de aprendizagem de máquina para interligar e fundir dados na web de forma automática, padrões e métodos para monitoramento confiável da proveniência, privacidade e segurança dos dados e ferramentas para busca, navegação e autoria de Linked Data. Possui um componente denominado Lod2 Stack que define um ciclo de vida de Linked Data. Nesse ciclo há uma fase de extração e carga que utiliza o D2R [11] para extrair <text:s/>dados SQL. </text:p>
        </text:list-item>
        <text:list-item>
          <text:p text:style-name="P55">Sig.ma: aplicação que realiza mashups de vários datasets e diponibiliza acesso interativo a “Web de Dados” como um todo. É definido como sendo um navegador, um gerador de mashups e uma API para a web de dados. Nela é possível não somente pesquisar mas também compartilhar dados através da submissão de URLs que são incluídas nos mashups.</text:p>
        </text:list-item>
        <text:list-item>
          <text:p text:style-name="P55">OntoWiki: ferramenta que possui modos sofisticados para navegar, visualizar e criar bases de conhecimento baseadas em RDF. Ela serve e consome Linked Data e tem uma API para criação de aplicações web semânticas.</text:p>
        </text:list-item>
        <text:list-item>
          <text:p text:style-name="P55">Babel: Promove a conversão de bases relacionais, planilhas e outras fontes de dados em dados nos formatos OWL, RDFa, RSS, <text:s/>(X)HTML, RDF/XML e N3. Sugere a criação de templates simples para mapear qualquer tipo de fonte de dados para RDF. O argumento principal é que é mais fácil aprender a criar os templates do que aprender a criar os mapeamentos R2RML.</text:p>
        </text:list-item>
      </text:list>
      <text:p text:style-name="P6"/>
      <text:h text:style-name="SBC_3a_title_3a_1" text:outline-level="1">Contextualização do Problema</text:h>
      <text:p text:style-name="P5">Para publicarmos fontes de dados relacionais na Web, não basta fazermos simples transformações de formato do dado: de Relacional para RDF. É preciso publicar dados que estejam de acordo com os princípios do Linked Data [2]. Para realizar essa tarefa foram criadas linguagens de mapeamentos complexas utilizadas por várias ferramentas que exportam dados RDF na WEB.</text:p>
      <text:p text:style-name="P5"><text:tab/>A vasta diversidade de linguagens de mapeamento e a complexidade delas, dificulta a exportação dos dados relacionais para RDF. Com a finalidade de tornar mais intuitivo esse trabalho e facilitar a geração dos mapeamentos, definimos os seguintes passos:</text:p>
      <text:list xml:id="list31307586" text:style-name="L2">
        <text:list-item>
          <text:p text:style-name="P74"><text:soft-page-break/>Primeiro criamos uma ontologia da fonte aplicando mapeamento direto da base relacional para RDF, gerando um esboço dos dados a serem publicados. </text:p>
        </text:list-item>
        <text:list-item>
          <text:p text:style-name="P74">Então selecionamos uma ontologia de domínio, que modela o domínio da aplicação. De fato, a ontologia de domínio pode ter uma combinação de ontologias cobrindo domínios distintos. Nesse passo são selecionados vocabulários já existentes para que possa ser feito um alinhamento de termos, <text:s/>possibilitando o reuso e facilitando a interoperabilidade futura.</text:p>
        </text:list-item>
        <text:list-item>
          <text:p text:style-name="P75"><text:span text:style-name="T4">Dando prosseguimento, criamos um mapeamento de alto nível </text:span><text:span text:style-name="T5">fonte-para-domínio</text:span><text:span text:style-name="T3"> </text:span><text:span text:style-name="T4">da ontologia fonte para a ontologia de domínio. Esse mapeamento é criado através de regras de alto nível conforme definido em [5].</text:span></text:p>
        </text:list-item>
        <text:list-item>
          <text:p text:style-name="P77">Em seguida, geramos a ontologia de aplicação e criamos o mapeamento R2RML. Nesse passo a ontologia de aplicação é criada a partir das regras definidas no passo anterior, onde vocabulário utilizado é um subconjunto do vocabulário da ontologia de domínio. Por fim, aplicamos regras de transição entre os mapeamentos criados no passo 1 e as regras que definem a ontologia de aplicação para gerar o mapeamento final R2RML.</text:p>
        </text:list-item>
      </text:list>
      <text:p text:style-name="P2"><text:tab/>Nesse trabalho é definida uma metodologia para geração dos mapeamentos R2RML. A definição dessa metodologia e sua implementação na forma de uma ferramenta são as principais contribuições desse trabalho. Com o uso da ferramenta será possível gerar mapeamentos de uma forma mais fácil e produtiva.</text:p>
      <text:h text:style-name="SBC_3a_title_3a_1" text:outline-level="1">Fundamentação Teórica</text:h>
      <text:h text:style-name="SBC_3a_title_3a_2" text:outline-level="2">Introdução ao D2R Server</text:h>
      <text:p text:style-name="SBC_3a_paragraph_3a_first">O D2R Server é uma ferramenta para publicar o conteúdo de bases de dados relacionais na Web Semântica, um espaço de informação global consistindo de dados ligados.</text:p>
      <text:p text:style-name="SBC_3a_paragraph">Ele pode ser acessado de 3 formas diferentes conforme mostra a figura abaixo:</text:p>
      <text:p text:style-name="SBC_3a_paragraph"/>
      <text:p text:style-name="P4"><draw:frame draw:style-name="fr1" draw:name="figura5" text:anchor-type="paragraph" svg:x="1.52cm" svg:y="0cm" svg:width="11.959cm" svg:height="6.826cm" draw:z-index="0"><draw:image xlink:href="Pictures/2000000700002EB800001AABB157C4D9.svm" xlink:type="simple" xlink:show="embed" xlink:actuate="onLoad"/></draw:frame></text:p>
      <text:p text:style-name="P4">Figura 1. Formas de acesso ao D2R Server</text:p>
      <text:p text:style-name="P13"><text:soft-page-break/><text:tab/>Sua interface Linked Data torna as descrições RDF de recursos individuais disponíveis no protocolo HTTP, a interface SPARQL torna possível que aplicações pesquisem e consultem o banco de dados usando a linguagem de consulta SPARQL sobre o protocolo SPARQL e uma interface HTML que oferece acesso a navegadores Web conhecidos.</text:p>
      <text:p text:style-name="P3">Requisições oriundas da Web são reescritas em consultas SQL usando o mapeamento. Essa tradução “on-the-fly” permite a publicação de grandes bases de dados no formato RDF e elimina a necessidade de replicação desses dados.</text:p>
      <text:p text:style-name="P3">Nesse trabalho tentamos reutilizar as funcionalidades já implementadas pelo D2R para criação do Endpoint SPARQL.</text:p>
      <text:h text:style-name="SBC_3a_title_3a_2" text:outline-level="2">Introdução ao R2RML (RDB to RDF Mapping Language)</text:h>
      <text:p text:style-name="SBC_3a_paragraph_3a_first">Uma linguagem para criação de mapeamentos de dados no modelo relacional para dados no formato RDF, possibilitando que o autor do mapeamento escolha vocabulário e <text:s/>estrutura adequados para expressar os dados.</text:p>
      <text:p text:style-name="SBC_3a_paragraph_3a_first"><text:tab/>Cada mapeamento R2RML é adaptado para um esquema de banco de dados específico e para um vocabulário alvo. A entrada para um mapeamento R2RML é um banco de dados relacional que está de acordo com esse esquema. A saída é um dataset RDF [SPARQL], conforme definido no SPARQL, que usa predicados e tipos do vocabulário alvo. O mapeamento é conceitual; processadores R2RML são livres para materializar os dados de saída, ou para disponibilizá-los de forma virtual através de uma interface que consulta o banco de dados de origem, ou para oferecer qualquer outra forma de acesso ao dataset RDF resultante.</text:p>
      <text:p text:style-name="SBC_3a_paragraph_3a_first"><text:tab/>Um R2RML mapping define um mapeamento a partir de um banco de dados relacional para um dataset RDF. Esse mapeamento é representado como um grafo RDF. Em outras palavras, RDF é usado não apenas como o modelo de dados alvo do mapeamento, mas também como um formalismo para representar o mapeamento R2RML. Um documento de mapeamento R2RML é qualquer documento escrito na sintaxe Turtle [6] RDF, subconjunto da notação N3.</text:p>
      <text:p text:style-name="SBC_3a_paragraph">Um mapeamento R2RML faz referência a tabelas lógicas para obter dados do banco de dados de entrada. Uma tabela lógica pode ser dos seguintes tipos:</text:p>
      <text:list xml:id="list31290938" text:style-name="L3">
        <text:list-item>
          <text:p text:style-name="P56">Uma tabela do esquema do banco relacional.</text:p>
        </text:list-item>
        <text:list-item>
          <text:p text:style-name="P56">Uma visão do esquema do banco relacional.</text:p>
        </text:list-item>
        <text:list-item>
          <text:p text:style-name="P56">Uma consulta SQL válida chamada de “R2RML view” criada dentro do mapeamento.</text:p>
        </text:list-item>
      </text:list>
      <text:p text:style-name="SBC_3a_paragraph">Cada tabela lógica é mapeada para RDF usando um “triples map”. O triples map é uma regra que mapeia cada linha da tabela lógica para uma ou mais triplas RDF. A regra tem duas partes principais:</text:p>
      <text:list xml:id="list31317126" text:style-name="L4">
        <text:list-item>
          <text:p text:style-name="P57">Um “subject map” que gera o subject de todas as triplas RDF que serão geradas de uma tabela lógica. Os subjects normalmente são IRIs [7] que são geradas a partir das colunas que são chave primária da tabela.</text:p>
        </text:list-item>
        <text:list-item>
          <text:p text:style-name="P57">Vários “predicate-object maps” que de fato consistem de “predicate maps” e “object maps” (ou referências para object maps).</text:p>
        </text:list-item>
      </text:list>
      <text:p text:style-name="SBC_3a_paragraph"><text:soft-page-break/>As triplas são produzidas pela combinação do subject map com um predicate map e um object map, e aplicando esses três para cada linha da tabela lógica.</text:p>
      <text:p text:style-name="SBC_3a_paragraph">Como o R2RML é a linguagem padrão adotada pela W3C, resolvemos gerar nossos mapeamentos nessa notação.</text:p>
      <text:h text:style-name="SBC_3a_title_3a_1" text:outline-level="1">A Ferramenta</text:h>
      <text:p text:style-name="SBC_3a_paragraph_3a_first">Nessa seção introduzimos os principais componentes e as funcionalidades da ferramenta web para criação dos mapeamentos R2RML. A seguir definimos a arquitetura da solução e seus principais componentes. </text:p>
      <text:h text:style-name="SBC_3a_title_3a_2" text:outline-level="2">Arquitetura Proposta</text:h>
      <text:p text:style-name="SBC_3a_paragraph_3a_first">Com o intuito de aproveitar as várias soluções já existentes, resolvemos criar a camada de apresentação utilizando xxx juntamente com o framework JENA [12] para geração das triplas. Criamos uma interface para gerar os mapeamento R2RML.</text:p>
      <text:p text:style-name="SBC_3a_paragraph">A figura abaixo descreve de forma gráfica a arquitetura escolhida e as dependências entre seus componentes:</text:p>
      <text:p text:style-name="P4"/>
      <text:p text:style-name="P13"/>
      <text:p text:style-name="P4">Figura 2. A arquitetura escolhida</text:p>
      <text:h text:style-name="P72" text:outline-level="2">Componentes Principais</text:h>
      <text:p text:style-name="P7">Uma das principais contribuições desse trabalho é tornar fácil para o usuário exportar seus dados relacionais em RDF através de uma interface amigável que esconde a complexidade de geração e manutenção dos mapeamentos.</text:p>
      <text:p text:style-name="P7"><text:tab/>Para tornar isso possível, é preciso criar mecanismos para:</text:p>
      <text:list xml:id="list31290115" text:style-name="L5">
        <text:list-item>
          <text:p text:style-name="P58">Criação de Ontologias de Domínio;</text:p>
        </text:list-item>
        <text:list-item>
          <text:p text:style-name="P58">Configuração de acesso ao banco de dados via D2R;</text:p>
        </text:list-item>
        <text:list-item>
          <text:p text:style-name="P58">Geração de mapeamentos R2RML;</text:p>
        </text:list-item>
        <text:list-item>
          <text:p text:style-name="P58">Tradução de R2RML para D2R Mapping Language;</text:p>
        </text:list-item>
        <text:list-item>
          <text:p text:style-name="P58">Criação do Endpoint SPARQL via D2R Server;</text:p>
        </text:list-item>
      </text:list>
      <text:p text:style-name="P7"><text:tab/>Cada um desses componentes possui seus algoritmos específicos para implementar o mecanismo ao qual ele está proposto a atender. Destacamos aqui o componente de geração dos mapeamentos R2RML que soluciona como representar as possíveis regras de mapeamento nesse formato, e o componente de tradução de R2RML para D2RM, que define um DE-PARA complexo para tratar tal transformação.</text:p>
      <text:h text:style-name="P72" text:outline-level="2">Estado Atual</text:h>
      <text:p text:style-name="P7">Com a arquitetura definida, o trabalho encontra-se na fase de especificação dos algoritmos a serem implementados.</text:p>
      <text:h text:style-name="SBC_3a_title_3a_1" text:outline-level="1"><text:soft-page-break/>Estudo de Caso</text:h>
      <text:p text:style-name="P17">Esta seção apresenta a aplicação da nossa metodologia de geração do mapeamento R2RML nos exemplos utilizados por [5] que são ontologias locais do Ebay e da Amazon exportadas para uma ontologia de domínio de lojas virtuais chamada Sales. </text:p>
      <text:p text:style-name="P17"><text:tab/>Porém, antes de inciarmos nosso exemplo introduzimos a estratégia proposta por [5] para criação das regras de mapeamento entre ontologias.</text:p>
      <text:p text:style-name="P17"><text:tab/>A estratégia proposta tem três passos: (1) <text:span text:style-name="T30">matching de vocabulário</text:span><text:span text:style-name="T33">, que gera um conjunto de correspondências entre entidades de cada ontologia local e a ontologia de domínio. Nesse passo, a contribuição é um modelo de matching que captura o resultado de um processo de matching já existente. Não é proposto um novo algoritmo para realizar matching; (2) o </text:span><text:span text:style-name="T30">post-matching</text:span><text:span text:style-name="T33">, que valida as correspondências obtidas no passo (1) e ajuda a ajustar algumas correspondências que não podem ser capturados por algoritmos de matching tradicionais; e (3) </text:span><text:span text:style-name="T30">geração das ontologias de aplicação e dos mapeamentos</text:span><text:span text:style-name="T33">, que primeiro deduz o conjunto de regras de mapeamento LO-DO (Local Ontology – Domain Ontology) a partir das correspondências obtidas no passo (2), e então usa essas regras para gerar as ontologias de aplicação e um conjunto de mapeamentos (mapeamentos mediados e mapeamentos Local Ontology – Application Ontology).</text:span></text:p>
      <text:p text:style-name="P18"><text:span text:style-name="T33">Essa abordagem não trata somente correspondências homogêneas entre classes e entre propriedades, mas com ela é possível capturar outros tipos de correspondências, resultantes de heterogeneidades estruturais (chamadas em [5] de correspondências de caminho). Essas correspondências são obtidas no passo de post-matching e o resultado delas é usado para gerar o conjunto de </text:span><text:span text:style-name="T30">mapeamentos operacionais</text:span><text:span text:style-name="T33">.</text:span></text:p>
      <text:p text:style-name="P18">Nas subseções que seguem apresentamos o formalismo de mapeamento baseado em regras, o exemplo utilizado no estudo de caso, e a aplicação da nossa metodologia de geração de mapeamentos R2RML.</text:p>
      <text:h text:style-name="SBC_3a_title_3a_2" text:outline-level="2">Formalismo de Mapeamentos baseado em Regras</text:h>
      <text:p text:style-name="P1">Seja F um conjunto de símbolos funcionais, B um conjunto de conceitos atômicos e papéis atômicos, e U um conjunto de variáveis. O conjunto de termos sobre F e U é definido recursivamente da seguinte forma:</text:p>
      <text:list xml:id="list31292061" text:style-name="L6">
        <text:list-item>
          <text:list>
            <text:list-item>
              <text:list>
                <text:list-item>
                  <text:p text:style-name="P76">cada variável v em U é um termo;</text:p>
                </text:list-item>
                <text:list-item>
                  <text:p text:style-name="P76">cada constante c em F é um termo;</text:p>
                </text:list-item>
                <text:list-item>
                  <text:p text:style-name="P76">Se t<text:span text:style-name="T36">1</text:span>,...,t<text:span text:style-name="T36">n </text:span><text:span text:style-name="T44">são termos, e f</text:span><text:span text:style-name="T6"> </text:span><text:span text:style-name="T44">é uma função n-ária em F, então f</text:span><text:span text:style-name="T44">(t</text:span><text:span text:style-name="T36">1</text:span><text:span text:style-name="T44">,...,t</text:span><text:span text:style-name="T36">n</text:span><text:span text:style-name="T44">) é um termo.</text:span></text:p>
                </text:list-item>
              </text:list>
            </text:list-item>
          </text:list>
        </text:list-item>
      </text:list>
      <text:p text:style-name="P19">Um átomo sobre F, B e U é uma expressão da forma c(t), onde c é um conceito atômico e t é um termo, ou da forma p(t,u), onde p é um papel atômico e t e u são termos.</text:p>
      <text:p text:style-name="P22"><text:span text:style-name="T7">Faça O</text:span><text:span text:style-name="T18">S</text:span><text:span text:style-name="T7"> e O</text:span><text:span text:style-name="T18">T</text:span><text:span text:style-name="T7"> serem duas ontologias e R uma linguagem de regras. Em [5], a relação entre um conceito de O</text:span><text:span text:style-name="T18">S</text:span><text:span text:style-name="T7"> e um conceito de O</text:span><text:span text:style-name="T18">T </text:span><text:span text:style-name="T25">(chamado de mapeamento de conceito) é especificado por um conjunto de </text:span><text:span text:style-name="T26">regras de mapeamento </text:span><text:span text:style-name="T27">da forma</text:span></text:p>
      <text:p text:style-name="P22"><text:span text:style-name="T51">β</text:span><text:span text:style-name="T36">1</text:span>(<text:span text:style-name="T52">ω</text:span><text:span text:style-name="T37">1</text:span>) &lt;= <text:span text:style-name="T52">α</text:span><text:span text:style-name="T37">1</text:span><text:span text:style-name="T34">(v</text:span><text:span text:style-name="T38">1</text:span><text:span text:style-name="T34">), …, </text:span><text:span text:style-name="T52">α</text:span><text:span text:style-name="T37">m</text:span><text:span text:style-name="T34">(v</text:span><text:span text:style-name="T37">m</text:span><text:span text:style-name="T34">), onde:</text:span></text:p>
      <text:p text:style-name="P8"><text:span text:style-name="T52">α</text:span><text:span text:style-name="T37">1</text:span><text:span text:style-name="T34">(v</text:span><text:span text:style-name="T38">1</text:span><text:span text:style-name="T34">), …, </text:span><text:span text:style-name="T52">α</text:span><text:span text:style-name="T37">m</text:span><text:span text:style-name="T34">(v</text:span><text:span text:style-name="T37">m</text:span><text:span text:style-name="T34">), chamado de corpo da regra de mapeamento, é um átomo ou uma </text:span><text:soft-page-break/><text:span text:style-name="T34">conjunção de átomos, onde </text:span><text:span text:style-name="T52">α</text:span><text:span text:style-name="T37">i</text:span><text:span text:style-name="T34">(v</text:span><text:span text:style-name="T38">i</text:span><text:span text:style-name="T34">) é um átomo cujo conceito atômico ou papel atômico ocorre na ontologia fonte </text:span><text:span text:style-name="T7">O</text:span><text:span text:style-name="T18">S</text:span><text:span text:style-name="T34">;</text:span></text:p>
      <text:p text:style-name="P8"><text:span text:style-name="T51">β</text:span><text:span text:style-name="T38">1</text:span><text:span text:style-name="T34">(</text:span><text:span text:style-name="T52">ω</text:span><text:span text:style-name="T37">1</text:span><text:span text:style-name="T34">), chamado de cabeça da regra de mapeamento, é um átomo cujo conceito atômico ou papel atômico ocorre na ontologia alvo </text:span><text:span text:style-name="T7">O</text:span><text:span text:style-name="T18">T</text:span><text:span text:style-name="T34">.</text:span></text:p>
      <text:p text:style-name="P22"><text:span text:style-name="T7">Esse formalismo baseado em regras suporta </text:span><text:span text:style-name="T8">Skolem functions </text:span><text:span text:style-name="T9">[8] para criação de novos OID's de classes na O</text:span><text:span text:style-name="T19">T </text:span><text:span text:style-name="T9">de uma ou mais propriedades da O</text:span><text:span text:style-name="T19">S</text:span><text:span text:style-name="T9">. Em [5] Skolem functions são usados simplesmente para geração de URIref. Assim, essas regras de mapeamento permitem a construção de URIrefs para novos objetos em O</text:span><text:span text:style-name="T19">T <text:s/></text:span><text:span text:style-name="T9">como termos na forma </text:span><text:span text:style-name="T27">f(t</text:span><text:span text:style-name="T19">1</text:span><text:span text:style-name="T27">,...,t</text:span><text:span text:style-name="T19">n</text:span><text:span text:style-name="T27">)</text:span><text:span text:style-name="T9">, onde f é um símbolo de função n-ária e </text:span><text:span text:style-name="T27">t</text:span><text:span text:style-name="T19">1</text:span><text:span text:style-name="T27">,...,t</text:span><text:span text:style-name="T19">n</text:span><text:span text:style-name="T27"> é uma sequência de termos de O</text:span><text:span text:style-name="T19">S</text:span><text:span text:style-name="T27">.</text:span></text:p>
      <text:h text:style-name="P73" text:outline-level="2">Esquemas Extralite</text:h>
      <text:p text:style-name="P9">Nesse trabalho, consideramos a família de ontologias extralite (ou esquemas extralite [9]). Uma ontologia extralite inclui a definição de classes, propriedades do tipo datatype e object, e admite restrições do tipo domain e range, cardinalidades mínima e máxima, subconuntos e disjunção. Formalmente, uma ontologia extralite é um par <text:span text:style-name="T31">s = (A, C)</text:span> tal que:</text:p>
      <text:list xml:id="list31313166" text:style-name="L7">
        <text:list-item>
          <text:p text:style-name="P59"><text:span text:style-name="T8">A</text:span><text:span text:style-name="T7"> é um alfabeto, dito vocabulário de </text:span><text:span text:style-name="T8">s</text:span><text:span text:style-name="T7">, cujos conceitos atômicos são chamados de classes de </text:span><text:span text:style-name="T8">s</text:span><text:span text:style-name="T7"> e os papéis atômicos são chamados de propriedades de </text:span><text:span text:style-name="T8">s</text:span><text:span text:style-name="T7">.</text:span></text:p>
        </text:list-item>
        <text:list-item>
          <text:p text:style-name="P60"><text:span text:style-name="T7">C</text:span><text:span text:style-name="T9"> é um conjunto de fórmulas, ditas restrições sobre </text:span><text:span text:style-name="T7">s</text:span><text:span text:style-name="T9">, onde cada restrição possui uma das seguintes formas:</text:span></text:p>
          <text:list>
            <text:list-item>
              <text:p text:style-name="P60"><text:span text:style-name="T9">Domain</text:span><text:span text:style-name="T10">: </text:span><text:span text:style-name="T10"><draw:frame draw:style-name="fr2" draw:name="Objeto1" text:anchor-type="as-char" svg:width="1.515cm" svg:height="0.483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11">(a propriedade P tem domínio D)</text:span></text:p>
            </text:list-item>
            <text:list-item>
              <text:p text:style-name="P60"><text:span text:style-name="T11">Range: </text:span><text:span text:style-name="T11"><draw:frame draw:style-name="fr2" draw:name="Objeto2" text:anchor-type="as-char" svg:width="1.649cm" svg:height="0.542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1">(a propriedade P tem imagem R)</text:span></text:p>
            </text:list-item>
            <text:list-item>
              <text:p text:style-name="P61"><text:span text:style-name="T11">Cardinalidade Mínima: </text:span><text:span text:style-name="T11"><draw:frame draw:style-name="fr2" draw:name="Objeto3" text:anchor-type="as-char" svg:width="5.992cm" svg:height="0.48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p>
              <text:p text:style-name="P62">(a propriedade P mapeia cada indivíduo do domínio D em pelo menos k indivíduos distintos)</text:p>
            </text:list-item>
            <text:list-item>
              <text:p text:style-name="P61"><text:span text:style-name="T11">Cardinalidade Máxima: </text:span><text:span text:style-name="T11"><draw:frame draw:style-name="fr2" draw:name="Objeto4" text:anchor-type="as-char" svg:width="5.992cm" svg:height="0.48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        <text:p text:style-name="P62">(a propriedade P mapeia cada indivíduo do domínio D em no máximo k indivíduos distintos)</text:p>
            </text:list-item>
            <text:list-item>
              <text:p text:style-name="P63"><text:span text:style-name="T14">Subconjunto: </text:span><text:span text:style-name="T14"><draw:frame draw:style-name="fr2" draw:name="Objeto5" text:anchor-type="as-char" svg:width="1.214cm" svg:height="0.483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4">(a classe C é subclasse da classe D)</text:span></text:p>
            </text:list-item>
            <text:list-item>
              <text:p text:style-name="P63"><text:span text:style-name="T14">Disjunção: </text:span><text:span text:style-name="T14"><draw:frame draw:style-name="fr2" draw:name="Objeto6" text:anchor-type="as-char" svg:width="0.958cm" svg:height="0.487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14">(a classe C é disjunta com a classe D)</text:span></text:p>
            </text:list-item>
          </text:list>
        </text:list-item>
      </text:list>
      <text:p text:style-name="P18">Por fim, é definido que: uma classe <text:span text:style-name="T30">c</text:span> domina uma classe <text:span text:style-name="T30">d</text:span><text:span text:style-name="T33"> no esquema </text:span><text:span text:style-name="T30">s </text:span><text:span text:style-name="T33">[9] sse </text:span><text:span text:style-name="T30">c = d</text:span><text:span text:style-name="T33">, ou existe uma sequência (c</text:span><text:span text:style-name="T39">1</text:span>, c<text:span text:style-name="T39">2</text:span>, …, c<text:span text:style-name="T39">n</text:span>) tal que <text:span text:style-name="T30">c</text:span> = c<text:span text:style-name="T39">1</text:span>, <text:span text:style-name="T30">d</text:span> = c<text:span text:style-name="T39">n </text:span>e c<text:span text:style-name="T39">n-1 </text:span>subordina c<text:span text:style-name="T39">n</text:span>, e para cada i <text:span text:style-name="T54">є</text:span><text:span text:style-name="T53"> </text:span><text:span text:style-name="T55">[1, n – 2), ou</text:span></text:p>
      <text:list xml:id="list31292080" text:style-name="L8">
        <text:list-item>
          <text:p text:style-name="P64"><text:span text:style-name="T17">c</text:span><text:span text:style-name="T20">i+1</text:span><text:span text:style-name="T17"> e c</text:span><text:span text:style-name="T20">i</text:span><text:span text:style-name="T17"> são classes e c</text:span><text:span text:style-name="T20">i+1 </text:span><text:span text:style-name="T17">é uma subclasse de c</text:span><text:span text:style-name="T20">i <text:s/></text:span><text:span text:style-name="T17">em</text:span><text:span text:style-name="T20"> <text:s/></text:span><text:span text:style-name="T15">s</text:span><text:span text:style-name="T17">, ou</text:span></text:p>
        </text:list-item>
        <text:list-item>
          <text:p text:style-name="P64"><text:span text:style-name="T17">c</text:span><text:span text:style-name="T20">i+1</text:span><text:span text:style-name="T17"> é um object property em </text:span><text:span text:style-name="T15">s</text:span><text:span text:style-name="T12">, cujo domínio é c</text:span><text:span text:style-name="T21">i</text:span><text:span text:style-name="T12">, ou</text:span></text:p>
        </text:list-item>
        <text:list-item>
          <text:p text:style-name="P64"><text:span text:style-name="T12">c</text:span><text:span text:style-name="T21">i</text:span><text:span text:style-name="T12"> é um object property em </text:span><text:span text:style-name="T15">s</text:span><text:span text:style-name="T12">, cuja imagem é c</text:span><text:span text:style-name="T21">i+1</text:span><text:span text:style-name="T12">.</text:span></text:p>
        </text:list-item>
      </text:list>
      <text:p text:style-name="P14"><text:span text:style-name="T12">Podemos afirmar que π</text:span><text:span text:style-name="T28"> </text:span><text:span text:style-name="T12">= </text:span><text:span text:style-name="T13">(c</text:span><text:span text:style-name="T21">1</text:span><text:span text:style-name="T13">, c</text:span><text:span text:style-name="T21">2</text:span><text:span text:style-name="T13">, … , c</text:span><text:span text:style-name="T21">n</text:span><text:span text:style-name="T13">) </text:span><text:span text:style-name="T12">é um caminho de dominância [9] de </text:span><text:span text:style-name="T16">c</text:span><text:span text:style-name="T12"> para </text:span><text:span text:style-name="T16">d</text:span><text:span text:style-name="T12"> e </text:span><text:span text:style-name="T29">θ</text:span><text:span text:style-name="T12"> = (pk</text:span><text:span text:style-name="T22">1</text:span><text:span text:style-name="T12">, pk</text:span><text:span text:style-name="T22">2</text:span><text:span text:style-name="T12">, …, pk</text:span><text:span text:style-name="T22">n</text:span><text:span text:style-name="T12">), a subsequência de π consistindo de object properties que ocorrem em π, é o caminho de propriedade correspondente para π (</text:span><text:span text:style-name="T29">θ</text:span><text:span text:style-name="T12"> <text:s/>pode ser uma sequência </text:span><text:soft-page-break/><text:span text:style-name="T12">vazia).</text:span></text:p>
      <text:h text:style-name="P73" text:outline-level="2">Exemplo</text:h>
      <text:p text:style-name="P10"><draw:frame draw:style-name="fr1" draw:name="figura2" text:anchor-type="paragraph" svg:x="0cm" svg:y="2.836cm" svg:width="15cm" svg:height="14.24cm" draw:z-index="7"><draw:image xlink:href="Pictures/2000000700005AC100005627232717D6.svm" xlink:type="simple" xlink:show="embed" xlink:actuate="onLoad"/></draw:frame>Essa seção apresenta o exemplo de um acesso mediado a lojas virtuais que vendem livros na web. Assumimos que temos as bases de dados relacionais criadas e a ontologia de domínio selecionada (veja figura 6.1). No fim teremos a base de dados relacional <text:s/>exportada para a ontologia de domínio no formato RDF.</text:p>
      <text:p text:style-name="P10"/>
      <text:p text:style-name="P10"/>
      <text:p text:style-name="P10"/>
      <text:p text:style-name="P10"/>
      <text:p text:style-name="P21">Figura 6.1</text:p>
      <text:p text:style-name="P10"/>
      <text:p text:style-name="P20">Inicialmente criamos o mapeamento direto R2RML das bases de dados para as Ontologias Locais seguindo [3]. Em seguida, é feito o matching e o post-matching de vocabulários entre a ontologia local e a de domínio. Após o post-matching podemos <text:soft-page-break/>gerar regras de mapeamentos de alto nível e exportar a ontologia de aplicação. O mapeamento R2RML é recriado para a ontologia de aplicação gerada. Esse último mapeamento é o definitivo, ou seja, mapeia <text:s/>os objetos do banco relacional em um subconjunto da ontologia de domínio.</text:p>
      <text:p text:style-name="P20"/>
      <text:list xml:id="list31301886" text:style-name="L9">
        <text:list-header>
          <text:p text:style-name="P67">(1) Mapeamento Direto da base de dados para a ontologia local:</text:p>
        </text:list-header>
      </text:list>
      <text:p text:style-name="P10">Abaixo listamos o mapeamento direto da tabela lógica “book” do esquema Amazon para um novo vocabulário local chamado “vocab”:</text:p>
      <text:p text:style-name="P16"/>
      <text:p text:style-name="P45"><text:span text:style-name="T60">@prefix rr: &lt;</text:span><text:a xlink:type="simple" xlink:href="http://www.w3.org/ns/r2rml">http://www.w3.org/ns/r2rml</text:a><text:span text:style-name="T60">#&gt; .</text:span></text:p>
      <text:p text:style-name="P46">@prefix vocab: &lt;<text:a xlink:type="simple" xlink:href="http://localhost/vocab/resource/">http://localhost/vocab/resource/</text:a>&gt; .</text:p>
      <text:p text:style-name="P42"/>
      <text:p text:style-name="P43">&lt;#TriplesMap1&gt;</text:p>
      <text:p text:style-name="P44"><text:s text:c="4"/><text:span text:style-name="T59">rr:logicalTable [ rr:tableName "book" ];</text:span></text:p>
      <text:p text:style-name="P44"><text:s text:c="4"/><text:span text:style-name="T59">rr:subjectMap [</text:span></text:p>
      <text:p text:style-name="P44"><text:s text:c="8"/><text:span text:style-name="T59">rr:template "http://www.amazon.com/book/{title}";</text:span></text:p>
      <text:p text:style-name="P44"><text:s text:c="8"/><text:span text:style-name="T59">rr:class vocab:Book;</text:span></text:p>
      <text:p text:style-name="P44"><text:s text:c="4"/><text:span text:style-name="T59">];</text:span></text:p>
      <text:p text:style-name="P43"><text:s text:c="4"/>rr:predicateObjectMap [</text:p>
      <text:p text:style-name="P44"><text:s text:c="8"/><text:span text:style-name="T59">rr:predicate vocab:title;</text:span></text:p>
      <text:p text:style-name="P44"><text:s text:c="8"/><text:span text:style-name="T59">rr:objectMap [ rr:column "title" ];</text:span></text:p>
      <text:p text:style-name="P43"><text:s text:c="4"/>];</text:p>
      <text:p text:style-name="P44"><text:s text:c="4"/><text:span text:style-name="T59">rr:predicateObjectMap [</text:span></text:p>
      <text:p text:style-name="P44"><text:s text:c="8"/><text:span text:style-name="T59">rr:predicate vocab:price;</text:span></text:p>
      <text:p text:style-name="P44"><text:s text:c="8"/><text:span text:style-name="T59">rr:objectMap [ rr:column "price" ];</text:span></text:p>
      <text:p text:style-name="P43"><text:s text:c="4"/>];</text:p>
      <text:p text:style-name="P44"><text:s text:c="4"/><text:span text:style-name="T59">rr:predicateObjectMap [</text:span></text:p>
      <text:p text:style-name="P44"><text:s text:c="8"/><text:span text:style-name="T59">rr:predicate vocab:currency;</text:span></text:p>
      <text:p text:style-name="P44"><text:s text:c="8"/><text:span text:style-name="T59">rr:objectMap [ rr:column "currency" ];</text:span></text:p>
      <text:p text:style-name="P43"><text:s text:c="4"/>];</text:p>
      <text:p text:style-name="P44"><text:s text:c="4"/><text:span text:style-name="T59">rr:predicateObjectMap [</text:span></text:p>
      <text:p text:style-name="P44"><text:s text:c="8"/><text:span text:style-name="T59">rr:predicate vocab:isbn;</text:span></text:p>
      <text:p text:style-name="P44"><text:s text:c="8"/><text:span text:style-name="T59">rr:objectMap [ rr:column "isbn" ];</text:span></text:p>
      <text:p text:style-name="P43"><text:s text:c="4"/>];</text:p>
      <text:p text:style-name="P44"><text:s text:c="4"/><text:span text:style-name="T59">rr:predicateObjectMap [</text:span></text:p>
      <text:p text:style-name="P44"><text:s text:c="8"/><text:span text:style-name="T59">rr:predicate vocab:author;</text:span></text:p>
      <text:p text:style-name="P44"><text:s text:c="8"/><text:span text:style-name="T59">rr:objectMap [ rr:column "author" ];</text:span></text:p>
      <text:p text:style-name="P43"><text:s text:c="4"/>];</text:p>
      <text:p text:style-name="P44"><text:s text:c="4"/><text:span text:style-name="T59">rr:predicateObjectMap [</text:span></text:p>
      <text:p text:style-name="P44"><text:s text:c="8"/><text:span text:style-name="T59">rr:predicate vocab:price;</text:span></text:p>
      <text:p text:style-name="P44"><text:s text:c="8"/><text:span text:style-name="T59">rr:objectMap [ rr:column "price" ];</text:span></text:p>
      <text:p text:style-name="P43"><text:s text:c="4"/>];</text:p>
      <text:p text:style-name="P44"><text:s text:c="4"/><text:span text:style-name="T59">rr:predicateObjectMap [</text:span></text:p>
      <text:p text:style-name="P44"><text:s text:c="8"/><text:span text:style-name="T59">rr:predicate vocab:publisher;</text:span></text:p>
      <text:p text:style-name="P44"><text:s text:c="8"/><text:span text:style-name="T59">rr:objectMap [ </text:span></text:p>
      <text:p text:style-name="P43"><text:tab/><text:tab/> <text:s text:c="3"/>rr:parentTriplesMap &lt;#TriplesMap2&gt;;</text:p>
      <text:p text:style-name="P43"><text:s text:c="16"/>rr:joinCondition [</text:p>
      <text:p text:style-name="P43"><text:s text:c="16"/>rr:child "publisher";</text:p>
      <text:p text:style-name="P43"><text:s text:c="16"/>rr:parent "name";</text:p>
      <text:p text:style-name="P43"><text:s text:c="12"/>];</text:p>
      <text:p text:style-name="P43"><text:tab/> <text:s/>];</text:p>
      <text:p text:style-name="P47"><text:s text:c="4"/><text:span text:style-name="T59">].</text:span></text:p>
      <text:p text:style-name="P10"><text:tab/>Para gerarmos as IRIs do mapeamento usamos a IRI base “<text:a xlink:type="simple" xlink:href="http://www.amazon.com/book/">http://www.amazon.com/book/</text:a>” concatenado com a chave primária da tabela book. A tabela lógica dá nome à classe da Ontologia. Para cada coluna que não é chave primária nem estrangeira são criados um predicado e um objeto que representam um data <text:soft-page-break/>property da classe Book. Para cada chave estrangeira é criado um predicado que referencia o triples map da tabela lógica de origem. Esse predicado vai representar um object property da classe Book com o mesmo nome da coluna chave estrangeira.</text:p>
      <text:p text:style-name="P10"/>
      <text:p text:style-name="P10">(2) Matching de Vocabulários:</text:p>
      <text:p text:style-name="P10">Nesse passo vamos associar os termos da ontologia local gerada no passo anterior com os termos existentes na ontologia de domínio. Essas associações poderão ser feitas utilizando a ferramenta gráfica que será construída como contribuição deste trabalho. Logo abaixo, apresentamos o formalismo que estará implementado na ferramenta e a aplicação dele no nosso exemplo.</text:p>
      <text:p text:style-name="P10"><text:tab/>Um matching de uma ontologia fonte <text:span text:style-name="T61">O</text:span><text:span text:style-name="T42">S</text:span><text:span text:style-name="T61"> para uma ontologia alvo O</text:span><text:span text:style-name="T42">T <text:s/></text:span><text:span text:style-name="T45">é representado por um conjunto finito de sêxtuplas (</text:span><text:span text:style-name="T49">v</text:span><text:span text:style-name="T43">1</text:span><text:span text:style-name="T49">, e</text:span><text:span text:style-name="T43">1</text:span><text:span text:style-name="T49">, r</text:span><text:span text:style-name="T43">1</text:span><text:span text:style-name="T49">, v</text:span><text:span text:style-name="T43">2</text:span><text:span text:style-name="T49">, e</text:span><text:span text:style-name="T43">2</text:span><text:span text:style-name="T49">, r</text:span><text:span text:style-name="T43">2</text:span><text:span text:style-name="T45">) tais que:</text:span></text:p>
      <text:list xml:id="list31295196" text:style-name="L10">
        <text:list-item>
          <text:p text:style-name="P65">Se <text:span text:style-name="T30">v</text:span><text:span text:style-name="T23">1</text:span>, <text:span text:style-name="T30">v</text:span><text:span text:style-name="T23">2</text:span> são classes das ontologias O<text:span text:style-name="T21">S</text:span>, O<text:span text:style-name="T21">T</text:span> respectivamente, então <text:span text:style-name="T30">e</text:span><text:span text:style-name="T23">1</text:span>, <text:span text:style-name="T30">e</text:span><text:span text:style-name="T21">2</text:span> são classes topo <text:span text:style-name="T63">Т</text:span>, e <text:span text:style-name="T30">r</text:span><text:span text:style-name="T23">1</text:span>, <text:span text:style-name="T30">r</text:span><text:span text:style-name="T23">2</text:span> são restrições das classes <text:span text:style-name="T30">v</text:span><text:span text:style-name="T23">1</text:span>, <text:span text:style-name="T30">v</text:span><text:span text:style-name="T23">2</text:span>, respectivamente.</text:p>
        </text:list-item>
        <text:list-item>
          <text:p text:style-name="P65">Se <text:span text:style-name="T30">v</text:span><text:span text:style-name="T23">1</text:span>, <text:span text:style-name="T30">v</text:span><text:span text:style-name="T23">2</text:span> são propriedades, então <text:span text:style-name="T30">e</text:span><text:span text:style-name="T23">1</text:span>, <text:span text:style-name="T30">e</text:span><text:span text:style-name="T23">2</text:span> são classes <text:s/>das ontologias O<text:span text:style-name="T21">S</text:span>, O<text:span text:style-name="T21">T</text:span> respectivamente, e <text:span text:style-name="T30">r</text:span><text:span text:style-name="T23">1</text:span>, <text:span text:style-name="T30">r</text:span><text:span text:style-name="T23">2</text:span> são suas restrições correspondentes aplicadas somente para datatype properties.</text:p>
        </text:list-item>
      </text:list>
      <text:p text:style-name="P10"><text:tab/><text:span text:style-name="T45">No primeiro caso, (</text:span><text:span text:style-name="T49">v</text:span><text:span text:style-name="T43">1</text:span><text:span text:style-name="T49">, </text:span><text:span text:style-name="T48">Т</text:span><text:span text:style-name="T49">, r</text:span><text:span text:style-name="T43">1</text:span><text:span text:style-name="T49">, v</text:span><text:span text:style-name="T43">2</text:span><text:span text:style-name="T49">, </text:span><text:span text:style-name="T48">Т</text:span><text:span text:style-name="T49">, r</text:span><text:span text:style-name="T43">2</text:span><text:span text:style-name="T45">) significa que qualquer indivíduo </text:span><text:span text:style-name="T49">x</text:span><text:span text:style-name="T45"> de </text:span><text:span text:style-name="T49">v</text:span><text:span text:style-name="T43">1</text:span><text:span text:style-name="T45"> que satisfaça </text:span><text:span text:style-name="T49">r</text:span><text:span text:style-name="T43">1</text:span><text:span text:style-name="T45"> será reinterpretado como um indivíduo de </text:span><text:span text:style-name="T49">v</text:span><text:span text:style-name="T43">2</text:span><text:span text:style-name="T45"> e, além disso, </text:span><text:span text:style-name="T49">x</text:span><text:span text:style-name="T45"> irá satisfazer </text:span><text:span text:style-name="T49">r</text:span><text:span text:style-name="T43">2</text:span><text:span text:style-name="T45">. No segundo caso, (</text:span><text:span text:style-name="T49">v</text:span><text:span text:style-name="T43">1</text:span><text:span text:style-name="T49">, e</text:span><text:span text:style-name="T43">1</text:span><text:span text:style-name="T49">, r</text:span><text:span text:style-name="T43">1</text:span><text:span text:style-name="T49">, v</text:span><text:span text:style-name="T43">2</text:span><text:span text:style-name="T49">, e</text:span><text:span text:style-name="T43">2</text:span><text:span text:style-name="T49">, r</text:span><text:span text:style-name="T43">2</text:span><text:span text:style-name="T45">) significa que qualquer tripla (</text:span><text:span text:style-name="T49">x, v</text:span><text:span text:style-name="T43">1</text:span><text:span text:style-name="T49">, a</text:span><text:span text:style-name="T45">) tal que </text:span><text:span text:style-name="T49">x</text:span><text:span text:style-name="T45"> é um indivíduo de </text:span><text:span text:style-name="T49">e</text:span><text:span text:style-name="T43">1</text:span><text:span text:style-name="T45"> que satisfaz </text:span><text:span text:style-name="T49">r</text:span><text:span text:style-name="T43">1</text:span><text:span text:style-name="T45">, </text:span><text:span text:style-name="T49">v</text:span><text:span text:style-name="T43">1</text:span><text:span text:style-name="T45"> é uma propriedade de </text:span><text:span text:style-name="T49">e</text:span><text:span text:style-name="T43">1</text:span><text:span text:style-name="T45">, e </text:span><text:span text:style-name="T49">a</text:span><text:span text:style-name="T45"> é o valor de </text:span><text:span text:style-name="T49">v</text:span><text:span text:style-name="T43">1</text:span><text:span text:style-name="T45">, será reinterpretada como uma tripla (</text:span><text:span text:style-name="T49">x, v</text:span><text:span text:style-name="T43">2</text:span><text:span text:style-name="T49">, a</text:span><text:span text:style-name="T45">) se </text:span><text:span text:style-name="T49">x</text:span><text:span text:style-name="T45"> é um indivíduo de </text:span><text:span text:style-name="T49">e</text:span><text:span text:style-name="T43">2</text:span><text:span text:style-name="T45"> que satisfaz </text:span><text:span text:style-name="T49">r</text:span><text:span text:style-name="T43">2</text:span><text:span text:style-name="T45">, </text:span><text:span text:style-name="T49">v</text:span><text:span text:style-name="T43">2</text:span><text:span text:style-name="T45"> é uma propriedade de </text:span><text:span text:style-name="T49">e</text:span><text:span text:style-name="T43">2</text:span><text:span text:style-name="T45">, e </text:span><text:span text:style-name="T49">a</text:span><text:span text:style-name="T45"> é o valor de </text:span><text:span text:style-name="T49">v</text:span><text:span text:style-name="T43">2</text:span><text:span text:style-name="T45">.</text:span></text:p>
      <text:p text:style-name="P10"><text:span text:style-name="T45"><text:tab/>Informalmente, uma restrição de classe r é uma expressão de comparação de igualdade entre números ou strings que define um subconjunto do domínio.</text:span></text:p>
      <text:p text:style-name="P10"><text:span text:style-name="T45"><text:tab/>Na tabela 6.1 linha 3 mostra que as classes </text:span><text:span text:style-name="T49">a:Book</text:span><text:span text:style-name="T45"> e </text:span><text:span text:style-name="T49">s:Book</text:span><text:span text:style-name="T45"> são correspondentes; e a linha 1 mostra que as propriedades </text:span><text:span text:style-name="T49">a:title</text:span><text:span text:style-name="T45"> e </text:span><text:span text:style-name="T49">s:title</text:span><text:span text:style-name="T45"> também são correspondentes no contexto das classes <text:s/></text:span><text:span text:style-name="T49">a:Book</text:span><text:span text:style-name="T45"> e </text:span><text:span text:style-name="T49">s:Book </text:span><text:span text:style-name="T45">respectivamente. Isso significa que a propriedade </text:span><text:span text:style-name="T49">a:title </text:span><text:span text:style-name="T45">de uma instância de </text:span><text:span text:style-name="T49">a:Book </text:span><text:span text:style-name="T45">tem o mesmo valor que a propriedade </text:span><text:span text:style-name="T49">s:title </text:span><text:span text:style-name="T45">da instância correspondente em </text:span><text:span text:style-name="T49">s:Book</text:span><text:span text:style-name="T45">. Na linha 9 podemos observar que as propriedades </text:span><text:span text:style-name="T49">a:recname </text:span><text:span text:style-name="T45">e </text:span><text:span text:style-name="T49">s:recorder</text:span><text:span text:style-name="T45"> são correspondentes, embora seus respectivos contextos não são correspondentes (</text:span><text:span text:style-name="T49">a:Recorder </text:span><text:span text:style-name="T45">e</text:span><text:span text:style-name="T49"> s:Music</text:span><text:span text:style-name="T45">). Esse último exemplo mostra um caso em que é preciso fazer um matching especial: um caminho de correspondência usado para gerar as instâncias correspondentes da maneira correta.</text:span></text:p>
      <text:p text:style-name="P10"><text:span text:style-name="T45"><text:tab/>Na tabela 6.2, as linhas 1 e 2 mostram que as propriedades </text:span><text:span text:style-name="T49">e:title</text:span><text:span text:style-name="T45"> e </text:span><text:span text:style-name="T49">s:title</text:span><text:span text:style-name="T45"> são correspondentes, e que a classe </text:span><text:span text:style-name="T49">e:Product</text:span><text:span text:style-name="T45"> aplicada a uma restrição (</text:span><text:span text:style-name="T49">e:type='book'</text:span><text:span text:style-name="T45">), corresponde à classe </text:span><text:span text:style-name="T49">s:Book</text:span><text:span text:style-name="T45">. Esses exemplos ilustram restrições de domínio.</text:span></text:p>
      <text:p text:style-name="P10"><text:span text:style-name="T45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50">#</text:p>
          </table:table-cell>
          <table:table-cell table:style-name="Tabela1.A1" table:number-columns-spanned="3" office:value-type="string">
            <text:p text:style-name="P50">Ontologia Local <text:span text:style-name="T2">Amazon</text:span></text:p>
          </table:table-cell>
          <table:covered-table-cell/>
          <table:covered-table-cell/>
          <table:table-cell table:style-name="Tabela1.E1" table:number-columns-spanned="3" office:value-type="string">
            <text:p text:style-name="P50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0">v<text:span text:style-name="T24">1</text:span></text:p>
          </table:table-cell>
          <table:table-cell table:style-name="Tabela1.A2" office:value-type="string">
            <text:p text:style-name="P50">e<text:span text:style-name="T24">1</text:span></text:p>
          </table:table-cell>
          <table:table-cell table:style-name="Tabela1.A2" office:value-type="string">
            <text:p text:style-name="P50">r<text:span text:style-name="T24">1</text:span></text:p>
          </table:table-cell>
          <table:table-cell table:style-name="Tabela1.A2" office:value-type="string">
            <text:p text:style-name="P50">v<text:span text:style-name="T24">2</text:span></text:p>
          </table:table-cell>
          <table:table-cell table:style-name="Tabela1.A2" office:value-type="string">
            <text:p text:style-name="P50">e<text:span text:style-name="T24">2</text:span></text:p>
          </table:table-cell>
          <table:table-cell table:style-name="Tabela1.G2" office:value-type="string">
            <text:p text:style-name="P50">r<text:span text:style-name="T24">2</text:span></text:p>
          </table:table-cell>
        </table:table-row>
        <table:table-row>
          <table:table-cell table:style-name="Tabela1.A3" office:value-type="float" office:value="1">
            <text:p text:style-name="P50">1</text:p>
          </table:table-cell>
          <table:table-cell table:style-name="Tabela1.A2" office:value-type="string">
            <text:p text:style-name="P50">a:title</text:p>
          </table:table-cell>
          <table:table-cell table:style-name="Tabela1.A2" office:value-type="string">
            <text:p text:style-name="P50">a:Book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50">s:title</text:p>
          </table:table-cell>
          <table:table-cell table:style-name="Tabela1.A2" office:value-type="string">
            <text:p text:style-name="P50">s:Book</text:p>
          </table:table-cell>
          <table:table-cell table:style-name="Tabela1.G2" office:value-type="string">
            <text:p text:style-name="P11"><text:span text:style-name="T48">Т</text:span></text:p>
          </table:table-cell>
        </table:table-row>
        <text:soft-page-break/>
        <table:table-row>
          <table:table-cell table:style-name="Tabela1.A3" office:value-type="float" office:value="2">
            <text:p text:style-name="P50">2</text:p>
          </table:table-cell>
          <table:table-cell table:style-name="Tabela1.A2" office:value-type="string">
            <text:p text:style-name="P50">a:publisher</text:p>
          </table:table-cell>
          <table:table-cell table:style-name="Tabela1.A2" office:value-type="string">
            <text:p text:style-name="P50">a:Book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50">s:pub</text:p>
          </table:table-cell>
          <table:table-cell table:style-name="Tabela1.A2" office:value-type="string">
            <text:p text:style-name="P50">s:Book</text:p>
          </table:table-cell>
          <table:table-cell table:style-name="Tabela1.G2" office:value-type="string">
            <text:p text:style-name="P11"><text:span text:style-name="T48">Т</text:span></text:p>
          </table:table-cell>
        </table:table-row>
        <table:table-row>
          <table:table-cell table:style-name="Tabela1.A3" office:value-type="float" office:value="3">
            <text:p text:style-name="P50">3</text:p>
          </table:table-cell>
          <table:table-cell table:style-name="Tabela1.A2" office:value-type="string">
            <text:p text:style-name="P50">a:Book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50">s:Book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G2" office:value-type="string">
            <text:p text:style-name="P11"><text:span text:style-name="T48">Т</text:span></text:p>
          </table:table-cell>
        </table:table-row>
        <table:table-row>
          <table:table-cell table:style-name="Tabela1.A3" office:value-type="float" office:value="4">
            <text:p text:style-name="P50">4</text:p>
          </table:table-cell>
          <table:table-cell table:style-name="Tabela1.A2" office:value-type="string">
            <text:p text:style-name="P50">a:title</text:p>
          </table:table-cell>
          <table:table-cell table:style-name="Tabela1.A2" office:value-type="string">
            <text:p text:style-name="P50">a:Music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50">s:title</text:p>
          </table:table-cell>
          <table:table-cell table:style-name="Tabela1.A2" office:value-type="string">
            <text:p text:style-name="P50">s:Music</text:p>
          </table:table-cell>
          <table:table-cell table:style-name="Tabela1.G2" office:value-type="string">
            <text:p text:style-name="P11"><text:span text:style-name="T48">Т</text:span></text:p>
          </table:table-cell>
        </table:table-row>
        <table:table-row>
          <table:table-cell table:style-name="Tabela1.A3" office:value-type="float" office:value="5">
            <text:p text:style-name="P50">5</text:p>
          </table:table-cell>
          <table:table-cell table:style-name="Tabela1.A2" office:value-type="string">
            <text:p text:style-name="P50">a:Music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50">s:Music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G2" office:value-type="string">
            <text:p text:style-name="P11"><text:span text:style-name="T48">Т</text:span></text:p>
          </table:table-cell>
        </table:table-row>
        <table:table-row>
          <table:table-cell table:style-name="Tabela1.A3" office:value-type="float" office:value="6">
            <text:p text:style-name="P50">6</text:p>
          </table:table-cell>
          <table:table-cell table:style-name="Tabela1.A2" office:value-type="string">
            <text:p text:style-name="P50">a:name</text:p>
          </table:table-cell>
          <table:table-cell table:style-name="Tabela1.A2" office:value-type="string">
            <text:p text:style-name="P50">a:Publ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50">s:name</text:p>
          </table:table-cell>
          <table:table-cell table:style-name="Tabela1.A2" office:value-type="string">
            <text:p text:style-name="P50">s:Publ</text:p>
          </table:table-cell>
          <table:table-cell table:style-name="Tabela1.G2" office:value-type="string">
            <text:p text:style-name="P11"><text:span text:style-name="T48">Т</text:span></text:p>
          </table:table-cell>
        </table:table-row>
        <table:table-row>
          <table:table-cell table:style-name="Tabela1.A3" office:value-type="float" office:value="7">
            <text:p text:style-name="P50">7</text:p>
          </table:table-cell>
          <table:table-cell table:style-name="Tabela1.A2" office:value-type="string">
            <text:p text:style-name="P50">a:address</text:p>
          </table:table-cell>
          <table:table-cell table:style-name="Tabela1.A2" office:value-type="string">
            <text:p text:style-name="P50">a:Publ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50">s:address</text:p>
          </table:table-cell>
          <table:table-cell table:style-name="Tabela1.A2" office:value-type="string">
            <text:p text:style-name="P50">s:Publ</text:p>
          </table:table-cell>
          <table:table-cell table:style-name="Tabela1.G2" office:value-type="string">
            <text:p text:style-name="P11"><text:span text:style-name="T48">Т</text:span></text:p>
          </table:table-cell>
        </table:table-row>
        <table:table-row>
          <table:table-cell table:style-name="Tabela1.A3" office:value-type="float" office:value="8">
            <text:p text:style-name="P50">8</text:p>
          </table:table-cell>
          <table:table-cell table:style-name="Tabela1.A2" office:value-type="string">
            <text:p text:style-name="P50">a:Publ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51">s:Publ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G2" office:value-type="string">
            <text:p text:style-name="P11"><text:span text:style-name="T48">Т</text:span></text:p>
          </table:table-cell>
        </table:table-row>
        <table:table-row>
          <table:table-cell table:style-name="Tabela1.A3" office:value-type="float" office:value="9">
            <text:p text:style-name="P50">9</text:p>
          </table:table-cell>
          <table:table-cell table:style-name="Tabela1.A2" office:value-type="string">
            <text:p text:style-name="P50">a:recname</text:p>
          </table:table-cell>
          <table:table-cell table:style-name="Tabela1.A2" office:value-type="string">
            <text:p text:style-name="P50">a:Recorder</text:p>
          </table:table-cell>
          <table:table-cell table:style-name="Tabela1.A2" office:value-type="string">
            <text:p text:style-name="P11"><text:span text:style-name="T48">Т</text:span></text:p>
          </table:table-cell>
          <table:table-cell table:style-name="Tabela1.A2" office:value-type="string">
            <text:p text:style-name="P50">s:recorder</text:p>
          </table:table-cell>
          <table:table-cell table:style-name="Tabela1.A2" office:value-type="string">
            <text:p text:style-name="P50">s:Music</text:p>
          </table:table-cell>
          <table:table-cell table:style-name="Tabela1.G2" office:value-type="string">
            <text:p text:style-name="P11"><text:span text:style-name="T48">Т</text:span></text:p>
          </table:table-cell>
        </table:table-row>
      </table:table>
      <text:p text:style-name="P48">Tabela 6.1 Matching de vocabulários da ontologia local Amazon para Sales</text:p>
      <text:p text:style-name="P10"><text:span text:style-name="T45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50">#</text:p>
          </table:table-cell>
          <table:table-cell table:style-name="Tabela4.A1" table:number-columns-spanned="3" office:value-type="string">
            <text:p text:style-name="P50">Ontologia Local <text:span text:style-name="T2">Ebay</text:span></text:p>
          </table:table-cell>
          <table:covered-table-cell/>
          <table:covered-table-cell/>
          <table:table-cell table:style-name="Tabela4.E1" table:number-columns-spanned="3" office:value-type="string">
            <text:p text:style-name="P50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50"/>
          </table:table-cell>
          <table:table-cell table:style-name="Tabela4.A2" office:value-type="string">
            <text:p text:style-name="P50">v<text:span text:style-name="T24">1</text:span></text:p>
          </table:table-cell>
          <table:table-cell table:style-name="Tabela4.A2" office:value-type="string">
            <text:p text:style-name="P50">e<text:span text:style-name="T24">1</text:span></text:p>
          </table:table-cell>
          <table:table-cell table:style-name="Tabela4.A2" office:value-type="string">
            <text:p text:style-name="P50">r<text:span text:style-name="T24">1</text:span></text:p>
          </table:table-cell>
          <table:table-cell table:style-name="Tabela4.A2" office:value-type="string">
            <text:p text:style-name="P50">v<text:span text:style-name="T24">2</text:span></text:p>
          </table:table-cell>
          <table:table-cell table:style-name="Tabela4.A2" office:value-type="string">
            <text:p text:style-name="P50">e<text:span text:style-name="T24">2</text:span></text:p>
          </table:table-cell>
          <table:table-cell table:style-name="Tabela4.G2" office:value-type="string">
            <text:p text:style-name="P50">r<text:span text:style-name="T24">2</text:span></text:p>
          </table:table-cell>
        </table:table-row>
        <table:table-row>
          <table:table-cell table:style-name="Tabela4.A3" office:value-type="float" office:value="1">
            <text:p text:style-name="P50">1</text:p>
          </table:table-cell>
          <table:table-cell table:style-name="Tabela4.A2" office:value-type="string">
            <text:p text:style-name="P50">e:title</text:p>
          </table:table-cell>
          <table:table-cell table:style-name="Tabela4.A2" office:value-type="string">
            <text:p text:style-name="P50">e:Product</text:p>
          </table:table-cell>
          <table:table-cell table:style-name="Tabela4.A2" office:value-type="string">
            <text:p text:style-name="P78"><text:span text:style-name="T65">e:type='book'</text:span></text:p>
          </table:table-cell>
          <table:table-cell table:style-name="Tabela4.A2" office:value-type="string">
            <text:p text:style-name="P50">s:title</text:p>
          </table:table-cell>
          <table:table-cell table:style-name="Tabela4.A2" office:value-type="string">
            <text:p text:style-name="P50">s:Book</text:p>
          </table:table-cell>
          <table:table-cell table:style-name="Tabela4.G2" office:value-type="string">
            <text:p text:style-name="P11"><text:span text:style-name="T48">Т</text:span></text:p>
          </table:table-cell>
        </table:table-row>
        <table:table-row>
          <table:table-cell table:style-name="Tabela4.A3" office:value-type="float" office:value="2">
            <text:p text:style-name="P50">2</text:p>
          </table:table-cell>
          <table:table-cell table:style-name="Tabela4.A2" office:value-type="string">
            <text:p text:style-name="P50">e:Product</text:p>
          </table:table-cell>
          <table:table-cell table:style-name="Tabela4.A2" office:value-type="string">
            <text:p text:style-name="P11"><text:span text:style-name="T48">Т</text:span></text:p>
          </table:table-cell>
          <table:table-cell table:style-name="Tabela4.A2" office:value-type="string">
            <text:p text:style-name="P78">e:type='book'</text:p>
          </table:table-cell>
          <table:table-cell table:style-name="Tabela4.A2" office:value-type="string">
            <text:p text:style-name="P50">s:Book</text:p>
          </table:table-cell>
          <table:table-cell table:style-name="Tabela4.A2" office:value-type="string">
            <text:p text:style-name="P11"><text:span text:style-name="T48">Т</text:span></text:p>
          </table:table-cell>
          <table:table-cell table:style-name="Tabela4.G2" office:value-type="string">
            <text:p text:style-name="P11"><text:span text:style-name="T48">Т</text:span></text:p>
          </table:table-cell>
        </table:table-row>
        <table:table-row>
          <table:table-cell table:style-name="Tabela4.A3" office:value-type="float" office:value="3">
            <text:p text:style-name="P50">3</text:p>
          </table:table-cell>
          <table:table-cell table:style-name="Tabela4.A2" office:value-type="string">
            <text:p text:style-name="P50">e:title</text:p>
          </table:table-cell>
          <table:table-cell table:style-name="Tabela4.A2" office:value-type="string">
            <text:p text:style-name="P50">e:Product</text:p>
          </table:table-cell>
          <table:table-cell table:style-name="Tabela4.A2" office:value-type="string">
            <text:p text:style-name="P78"><text:span text:style-name="T65">e:type='music'</text:span></text:p>
          </table:table-cell>
          <table:table-cell table:style-name="Tabela4.A2" office:value-type="string">
            <text:p text:style-name="P50">s:title</text:p>
          </table:table-cell>
          <table:table-cell table:style-name="Tabela4.A2" office:value-type="string">
            <text:p text:style-name="P50">s:Music</text:p>
          </table:table-cell>
          <table:table-cell table:style-name="Tabela4.G2" office:value-type="string">
            <text:p text:style-name="P11"><text:span text:style-name="T48">Т</text:span></text:p>
          </table:table-cell>
        </table:table-row>
        <table:table-row>
          <table:table-cell table:style-name="Tabela4.A3" office:value-type="float" office:value="4">
            <text:p text:style-name="P50">4</text:p>
          </table:table-cell>
          <table:table-cell table:style-name="Tabela4.A2" office:value-type="string">
            <text:p text:style-name="P50">e:Product</text:p>
          </table:table-cell>
          <table:table-cell table:style-name="Tabela4.A2" office:value-type="string">
            <text:p text:style-name="P11"><text:span text:style-name="T48">Т</text:span></text:p>
          </table:table-cell>
          <table:table-cell table:style-name="Tabela4.A2" office:value-type="string">
            <text:p text:style-name="P78">e:type='music'</text:p>
          </table:table-cell>
          <table:table-cell table:style-name="Tabela4.A2" office:value-type="string">
            <text:p text:style-name="P50">s:Music</text:p>
          </table:table-cell>
          <table:table-cell table:style-name="Tabela4.A2" office:value-type="string">
            <text:p text:style-name="P11"><text:span text:style-name="T48">Т</text:span></text:p>
          </table:table-cell>
          <table:table-cell table:style-name="Tabela4.G2" office:value-type="string">
            <text:p text:style-name="P11"><text:span text:style-name="T48">Т</text:span></text:p>
          </table:table-cell>
        </table:table-row>
        <table:table-row>
          <table:table-cell table:style-name="Tabela4.A3" office:value-type="float" office:value="5">
            <text:p text:style-name="P50">5</text:p>
          </table:table-cell>
          <table:table-cell table:style-name="Tabela4.A2" office:value-type="string">
            <text:p text:style-name="P50">e:publisher</text:p>
          </table:table-cell>
          <table:table-cell table:style-name="Tabela4.A2" office:value-type="string">
            <text:p text:style-name="P78">e:Product</text:p>
          </table:table-cell>
          <table:table-cell table:style-name="Tabela4.A2" office:value-type="string">
            <text:p text:style-name="P78">e:type='book'</text:p>
          </table:table-cell>
          <table:table-cell table:style-name="Tabela4.A2" office:value-type="string">
            <text:p text:style-name="P50">s:name</text:p>
          </table:table-cell>
          <table:table-cell table:style-name="Tabela4.A2" office:value-type="string">
            <text:p text:style-name="P78">s:Publ</text:p>
          </table:table-cell>
          <table:table-cell table:style-name="Tabela4.G2" office:value-type="string">
            <text:p text:style-name="P11"><text:span text:style-name="T48">Т</text:span></text:p>
          </table:table-cell>
        </table:table-row>
      </table:table>
      <text:p text:style-name="P48">Tabela 6.2 Matching de vocabulários da ontologia local eBay para Sales</text:p>
      <text:p text:style-name="P48"/>
      <text:list xml:id="list31316068" text:style-name="L11">
        <text:list-header>
          <text:p text:style-name="P68">(3) Post-matching de Vocabulários</text:p>
          <text:list>
            <text:list-header>
              <text:p text:style-name="P68">Após a associação dos termos feita no passo anterior, vamos resolver os problemas de contextos diferentes identificados no matching. Para isso criamos caminhos de correspondência.</text:p>
            </text:list-header>
          </text:list>
        </text:list-header>
      </text:list>
      <text:p text:style-name="P70"><text:span text:style-name="T68">Uma correspondência </text:span></text:p>
      <text:list xml:id="list35572748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(3) Regras para mapeamento da Ontologia Local para a de Domínio extraídas de [2]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68">Amazon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5">#1</text:p>
          </table:table-cell>
          <table:table-cell table:style-name="Tabela2.A1" office:value-type="string">
            <text:p text:style-name="P24">S<text:span text:style-name="T36">D</text:span>&lt;=S<text:span text:style-name="T36">L</text:span></text:p>
          </table:table-cell>
          <table:table-cell table:style-name="Tabela2.C1" office:value-type="string">
            <text:p text:style-name="P23">s : Book(b) &lt;= a : Book(b)</text:p>
          </table:table-cell>
        </table:table-row>
        <table:table-row>
          <table:table-cell table:style-name="Tabela2.A2" office:value-type="string">
            <text:p text:style-name="P25">#2</text:p>
          </table:table-cell>
          <table:table-cell table:style-name="Tabela2.A2" office:value-type="string">
            <text:p text:style-name="P24">C<text:span text:style-name="T36">D</text:span>&lt;=S<text:span text:style-name="T36">L</text:span></text:p>
          </table:table-cell>
          <table:table-cell table:style-name="Tabela2.C2" office:value-type="string">
            <text:p text:style-name="P23">s : Product(b) &lt;= a : Book(b)</text:p>
          </table:table-cell>
        </table:table-row>
        <table:table-row>
          <table:table-cell table:style-name="Tabela2.A2" office:value-type="string">
            <text:p text:style-name="P25">#3</text:p>
          </table:table-cell>
          <table:table-cell table:style-name="Tabela2.A2" office:value-type="string">
            <text:p text:style-name="P24">S<text:span text:style-name="T36">D</text:span>&lt;=C<text:span text:style-name="T36">L</text:span></text:p>
          </table:table-cell>
          <table:table-cell table:style-name="Tabela2.C2" office:value-type="string">
            <text:p text:style-name="P23">s : Music(m) &lt;= a : Music(m)</text:p>
          </table:table-cell>
        </table:table-row>
        <table:table-row>
          <table:table-cell table:style-name="Tabela2.A2" office:value-type="string">
            <text:p text:style-name="P25">#4</text:p>
          </table:table-cell>
          <table:table-cell table:style-name="Tabela2.A2" office:value-type="string">
            <text:p text:style-name="P24">C<text:span text:style-name="T36">D</text:span>&lt;=S<text:span text:style-name="T36">L</text:span></text:p>
          </table:table-cell>
          <table:table-cell table:style-name="Tabela2.C2" office:value-type="string">
            <text:p text:style-name="P23">s : Product(m) &lt;= a : Music(m)</text:p>
          </table:table-cell>
        </table:table-row>
        <text:soft-page-break/>
        <table:table-row>
          <table:table-cell table:style-name="Tabela2.A2" office:value-type="string">
            <text:p text:style-name="P25">#5</text:p>
          </table:table-cell>
          <table:table-cell table:style-name="Tabela2.A2" office:value-type="string">
            <text:p text:style-name="P24">C<text:span text:style-name="T36">D</text:span>&lt;=C<text:span text:style-name="T36">L</text:span></text:p>
          </table:table-cell>
          <table:table-cell table:style-name="Tabela2.C2" office:value-type="string">
            <text:p text:style-name="P23">s : Publ(p) &lt;= a : Publ(p)</text:p>
          </table:table-cell>
        </table:table-row>
        <table:table-row>
          <table:table-cell table:style-name="Tabela2.A2" office:value-type="string">
            <text:p text:style-name="P25">#6</text:p>
          </table:table-cell>
          <table:table-cell table:style-name="Tabela2.A2" office:value-type="string">
            <text:p text:style-name="P24">DP<text:span text:style-name="T36">D</text:span>&lt;=DP<text:span text:style-name="T36">L</text:span></text:p>
          </table:table-cell>
          <table:table-cell table:style-name="Tabela2.C2" office:value-type="string">
            <text:p text:style-name="P23">s : title(b; t) &lt;= a : title(b, t); a : Book(b)</text:p>
          </table:table-cell>
        </table:table-row>
        <table:table-row>
          <table:table-cell table:style-name="Tabela2.A2" office:value-type="string">
            <text:p text:style-name="P25">#7</text:p>
          </table:table-cell>
          <table:table-cell table:style-name="Tabela2.A2" office:value-type="string">
            <text:p text:style-name="P24">OP<text:span text:style-name="T36">D</text:span>&lt;=OP<text:span text:style-name="T36">L</text:span></text:p>
          </table:table-cell>
          <table:table-cell table:style-name="Tabela2.C2" office:value-type="string">
            <text:p text:style-name="P23">s : pub(b; p) &lt;= a : publisher(b, p); a : Book(b)</text:p>
          </table:table-cell>
        </table:table-row>
        <table:table-row>
          <table:table-cell table:style-name="Tabela2.A2" office:value-type="string">
            <text:p text:style-name="P25">#8</text:p>
          </table:table-cell>
          <table:table-cell table:style-name="Tabela2.A2" office:value-type="string">
            <text:p text:style-name="P24">DP<text:span text:style-name="T36">D</text:span>&lt;=DP<text:span text:style-name="T36">L</text:span></text:p>
          </table:table-cell>
          <table:table-cell table:style-name="Tabela2.C2" office:value-type="string">
            <text:p text:style-name="P23">s : title(m; t) &lt;= a : title(m, t); a : Music(m)</text:p>
          </table:table-cell>
        </table:table-row>
        <table:table-row>
          <table:table-cell table:style-name="Tabela2.A2" office:value-type="string">
            <text:p text:style-name="P25">#9</text:p>
          </table:table-cell>
          <table:table-cell table:style-name="Tabela2.A2" office:value-type="string">
            <text:p text:style-name="P24">DP<text:span text:style-name="T36">D</text:span>&lt;=DP<text:span text:style-name="T36">L</text:span></text:p>
          </table:table-cell>
          <table:table-cell table:style-name="Tabela2.C2" office:value-type="string">
            <text:p text:style-name="P23">s : name(p; n) &lt;= a : name(p, n); a : Publ(p)</text:p>
          </table:table-cell>
        </table:table-row>
        <table:table-row>
          <table:table-cell table:style-name="Tabela2.A2" office:value-type="string">
            <text:p text:style-name="P25">#10</text:p>
          </table:table-cell>
          <table:table-cell table:style-name="Tabela2.A2" office:value-type="string">
            <text:p text:style-name="P24">DP<text:span text:style-name="T36">D</text:span>&lt;=DP<text:span text:style-name="T36">L</text:span></text:p>
          </table:table-cell>
          <table:table-cell table:style-name="Tabela2.C2" office:value-type="string">
            <text:p text:style-name="P23">s : address(p; a) &lt;= a : address(p, a); a : Publ(p)</text:p>
          </table:table-cell>
        </table:table-row>
        <table:table-row>
          <table:table-cell table:style-name="Tabela2.A2" office:value-type="string">
            <text:p text:style-name="P25">#11</text:p>
          </table:table-cell>
          <table:table-cell table:style-name="Tabela2.A2" office:value-type="string">
            <text:p text:style-name="P24">DP<text:span text:style-name="T36">D</text:span>&lt;=OP<text:span text:style-name="T36">L</text:span>-DP<text:span text:style-name="T36">L</text:span></text:p>
          </table:table-cell>
          <table:table-cell table:style-name="Tabela2.C2" office:value-type="string">
            <text:p text:style-name="P23">s : recorder(m; n) &lt;= a : rec(m, r); a : recname(r, n); a : Recorder(r)</text:p>
          </table:table-cell>
        </table:table-row>
      </table:table>
      <text:p text:style-name="P10"/>
      <text:list xml:id="list35568268" text:continue-numbering="true" text:style-name="L11">
        <text:list-header>
          <text:p text:style-name="P68">Ebay</text:p>
        </text:list-header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5">#1</text:p>
          </table:table-cell>
          <table:table-cell table:style-name="Tabela5.A1" office:value-type="string">
            <text:p text:style-name="P24">S<text:span text:style-name="T36">D</text:span>&lt;=C<text:span text:style-name="T36">L, R</text:span></text:p>
          </table:table-cell>
          <table:table-cell table:style-name="Tabela5.C1" office:value-type="string">
            <text:p text:style-name="P23">s : Book(p) &lt;= e : Product(p), e : type(p) = 'book'</text:p>
          </table:table-cell>
        </table:table-row>
        <table:table-row>
          <table:table-cell table:style-name="Tabela5.A2" office:value-type="string">
            <text:p text:style-name="P25">#2</text:p>
          </table:table-cell>
          <table:table-cell table:style-name="Tabela5.A2" office:value-type="string">
            <text:p text:style-name="P24">C<text:span text:style-name="T36">D</text:span>&lt;=C<text:span text:style-name="T36">L, R</text:span></text:p>
          </table:table-cell>
          <table:table-cell table:style-name="Tabela5.C2" office:value-type="string">
            <text:p text:style-name="P23">s : Product(p) &lt;= e : Product(p), e : type(p) = 'book'</text:p>
          </table:table-cell>
        </table:table-row>
        <table:table-row>
          <table:table-cell table:style-name="Tabela5.A2" office:value-type="string">
            <text:p text:style-name="P25">#3</text:p>
          </table:table-cell>
          <table:table-cell table:style-name="Tabela5.A2" office:value-type="string">
            <text:p text:style-name="P24">S<text:span text:style-name="T36">D</text:span>&lt;=C<text:span text:style-name="T36">L, R</text:span></text:p>
          </table:table-cell>
          <table:table-cell table:style-name="Tabela5.C2" office:value-type="string">
            <text:p text:style-name="P23">s : Music(p) &lt;= e : Product(p), e : type(p) = 'music'</text:p>
          </table:table-cell>
        </table:table-row>
        <table:table-row>
          <table:table-cell table:style-name="Tabela5.A2" office:value-type="string">
            <text:p text:style-name="P25">#4</text:p>
          </table:table-cell>
          <table:table-cell table:style-name="Tabela5.A2" office:value-type="string">
            <text:p text:style-name="P24">C<text:span text:style-name="T36">D</text:span>&lt;=C<text:span text:style-name="T36">L, R</text:span></text:p>
          </table:table-cell>
          <table:table-cell table:style-name="Tabela5.C2" office:value-type="string">
            <text:p text:style-name="P23">s : Product(p) &lt;= e : Product(p), e : type(p) = 'music'</text:p>
          </table:table-cell>
        </table:table-row>
        <table:table-row>
          <table:table-cell table:style-name="Tabela5.A2" office:value-type="string">
            <text:p text:style-name="P25">#5</text:p>
          </table:table-cell>
          <table:table-cell table:style-name="Tabela5.A2" office:value-type="string">
            <text:p text:style-name="P24">DP<text:span text:style-name="T36">D</text:span>&lt;=DP<text:span text:style-name="T36">L, R</text:span></text:p>
          </table:table-cell>
          <table:table-cell table:style-name="Tabela5.C2" office:value-type="string">
            <text:p text:style-name="P23">s : title(p, t) &lt;= e : title(p, t), e : Product(p), e : type(p) = 'book'</text:p>
          </table:table-cell>
        </table:table-row>
        <table:table-row>
          <table:table-cell table:style-name="Tabela5.A2" office:value-type="string">
            <text:p text:style-name="P25">#6</text:p>
          </table:table-cell>
          <table:table-cell table:style-name="Tabela5.A2" office:value-type="string">
            <text:p text:style-name="P24">DP<text:span text:style-name="T36">D</text:span>&lt;=DP<text:span text:style-name="T36">L, R</text:span></text:p>
          </table:table-cell>
          <table:table-cell table:style-name="Tabela5.C2" office:value-type="string">
            <text:p text:style-name="P23">s : title(p, t) &lt;= e : title(p, t), e : Product(p), e : type(p) = 'music'</text:p>
          </table:table-cell>
        </table:table-row>
        <table:table-row>
          <table:table-cell table:style-name="Tabela5.A2" office:value-type="string">
            <text:p text:style-name="P25">#7</text:p>
          </table:table-cell>
          <table:table-cell table:style-name="Tabela5.A2" office:value-type="string">
            <text:p text:style-name="P24">C<text:span text:style-name="T36">D</text:span>&lt;=DP<text:span text:style-name="T36">L, R</text:span></text:p>
          </table:table-cell>
          <table:table-cell table:style-name="Tabela5.C2" office:value-type="string">
            <text:p text:style-name="P23">s : Publ(fpubl(n)) &lt;= e : publisher(b, n); e : Product(b); </text:p>
            <text:p text:style-name="P23">e : type(b) = 'book'</text:p>
          </table:table-cell>
        </table:table-row>
        <table:table-row>
          <table:table-cell table:style-name="Tabela5.A2" office:value-type="string">
            <text:p text:style-name="P25">#8</text:p>
          </table:table-cell>
          <table:table-cell table:style-name="Tabela5.A2" office:value-type="string">
            <text:p text:style-name="P24">DP<text:span text:style-name="T36">D</text:span>&lt;=DP<text:span text:style-name="T36">L, R</text:span></text:p>
          </table:table-cell>
          <table:table-cell table:style-name="Tabela5.C2" office:value-type="string">
            <text:p text:style-name="P23">s : name(fpubl(n), n) &lt;= e : publisher(b, n); e : Product(b); </text:p>
            <text:p text:style-name="P23">e : type(b) = 'book'</text:p>
          </table:table-cell>
        </table:table-row>
        <table:table-row>
          <table:table-cell table:style-name="Tabela5.A2" office:value-type="string">
            <text:p text:style-name="P25">#9</text:p>
          </table:table-cell>
          <table:table-cell table:style-name="Tabela5.A2" office:value-type="string">
            <text:p text:style-name="P24">OP<text:span text:style-name="T36">D</text:span>&lt;=DP<text:span text:style-name="T36">L, R</text:span></text:p>
          </table:table-cell>
          <table:table-cell table:style-name="Tabela5.C2" office:value-type="string">
            <text:p text:style-name="P23">s : pub(b, fpubl(n)) &lt;= e : publisher(b, n); e : Product(b); </text:p>
            <text:p text:style-name="P23">e : type(b) = 'book'</text:p>
          </table:table-cell>
        </table:table-row>
      </table:table>
      <text:p text:style-name="P10"/>
      <text:list xml:id="list35547966" text:continue-numbering="true" text:style-name="L11">
        <text:list-header>
          <text:p text:style-name="P68">(4) Tipos de Mapeamento entre Ontologias Locais e de Domínio identificados:</text:p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5">#1</text:p>
          </table:table-cell>
          <table:table-cell table:style-name="Tabela3.A1" office:value-type="string">
            <text:p text:style-name="P24">C<text:span text:style-name="T36">D</text:span>&lt;=C<text:span text:style-name="T36">L</text:span></text:p>
          </table:table-cell>
          <table:table-cell table:style-name="Tabela3.C1" office:value-type="string">
            <text:p text:style-name="P23">Classe Domínio &lt;= Classe Local</text:p>
          </table:table-cell>
        </table:table-row>
        <table:table-row>
          <table:table-cell table:style-name="Tabela3.A2" office:value-type="string">
            <text:p text:style-name="P25">#2</text:p>
          </table:table-cell>
          <table:table-cell table:style-name="Tabela3.A2" office:value-type="string">
            <text:p text:style-name="P24">C<text:span text:style-name="T36">D</text:span>&lt;=S<text:span text:style-name="T36">L</text:span></text:p>
          </table:table-cell>
          <table:table-cell table:style-name="Tabela3.C2" office:value-type="string">
            <text:p text:style-name="P23">Classe Domínio &lt;= Subclasse Local</text:p>
          </table:table-cell>
        </table:table-row>
        <table:table-row>
          <table:table-cell table:style-name="Tabela3.A2" office:value-type="string">
            <text:p text:style-name="P25">#3</text:p>
          </table:table-cell>
          <table:table-cell table:style-name="Tabela3.A2" office:value-type="string">
            <text:p text:style-name="P24">S<text:span text:style-name="T36">D</text:span>&lt;=S<text:span text:style-name="T36">L</text:span></text:p>
          </table:table-cell>
          <table:table-cell table:style-name="Tabela3.C2" office:value-type="string">
            <text:p text:style-name="P23">Subclasse Domínio &lt;= Subclasse Local</text:p>
          </table:table-cell>
        </table:table-row>
        <table:table-row>
          <table:table-cell table:style-name="Tabela3.A2" office:value-type="string">
            <text:p text:style-name="P25">#4</text:p>
          </table:table-cell>
          <table:table-cell table:style-name="Tabela3.A2" office:value-type="string">
            <text:p text:style-name="P24">DP<text:span text:style-name="T36">D</text:span>&lt;=DP<text:span text:style-name="T36">L</text:span></text:p>
          </table:table-cell>
          <table:table-cell table:style-name="Tabela3.C2" office:value-type="string">
            <text:p text:style-name="P23">Data Property Domínio &lt;= Data Property Local</text:p>
          </table:table-cell>
        </table:table-row>
        <table:table-row>
          <table:table-cell table:style-name="Tabela3.A2" office:value-type="string">
            <text:p text:style-name="P25">#5</text:p>
          </table:table-cell>
          <table:table-cell table:style-name="Tabela3.A2" office:value-type="string">
            <text:p text:style-name="P24">OP<text:span text:style-name="T36">D</text:span>&lt;=OP<text:span text:style-name="T36">L</text:span></text:p>
          </table:table-cell>
          <table:table-cell table:style-name="Tabela3.C2" office:value-type="string">
            <text:p text:style-name="P23">Object Property Domínio &lt;= Object Property Local</text:p>
          </table:table-cell>
        </table:table-row>
        <table:table-row>
          <table:table-cell table:style-name="Tabela3.A2" office:value-type="string">
            <text:p text:style-name="P25">#6</text:p>
          </table:table-cell>
          <table:table-cell table:style-name="Tabela3.A2" office:value-type="string">
            <text:p text:style-name="P24">DP<text:span text:style-name="T36">D</text:span>&lt;=OP<text:span text:style-name="T36">L</text:span>-DP<text:span text:style-name="T36">L</text:span></text:p>
          </table:table-cell>
          <table:table-cell table:style-name="Tabela3.C2" office:value-type="string">
            <text:p text:style-name="P23">Data Property Domínio &lt;= caminho de Object Property Local para Data Property Local</text:p>
          </table:table-cell>
        </table:table-row>
        <table:table-row>
          <table:table-cell table:style-name="Tabela3.A2" office:value-type="string">
            <text:p text:style-name="P25">#7</text:p>
          </table:table-cell>
          <table:table-cell table:style-name="Tabela3.A2" office:value-type="string">
            <text:p text:style-name="P24">S<text:span text:style-name="T36">D</text:span>&lt;=C<text:span text:style-name="T36">L, R</text:span></text:p>
          </table:table-cell>
          <table:table-cell table:style-name="Tabela3.C2" office:value-type="string">
            <text:p text:style-name="P23">Subclasse Domínio &lt;= Classe Local com Restrição</text:p>
          </table:table-cell>
        </table:table-row>
        <table:table-row>
          <table:table-cell table:style-name="Tabela3.A2" office:value-type="string">
            <text:p text:style-name="P25">#8</text:p>
          </table:table-cell>
          <table:table-cell table:style-name="Tabela3.A2" office:value-type="string">
            <text:p text:style-name="P24">C<text:span text:style-name="T36">D</text:span>&lt;=C<text:span text:style-name="T36">L, R</text:span></text:p>
          </table:table-cell>
          <table:table-cell table:style-name="Tabela3.C2" office:value-type="string">
            <text:p text:style-name="P23">Classe Domínio &lt;= Classe Local com Restrição</text:p>
          </table:table-cell>
        </table:table-row>
        <table:table-row>
          <table:table-cell table:style-name="Tabela3.A2" office:value-type="string">
            <text:p text:style-name="P25">#9</text:p>
          </table:table-cell>
          <table:table-cell table:style-name="Tabela3.A2" office:value-type="string">
            <text:p text:style-name="P24">DP<text:span text:style-name="T36">D</text:span>&lt;=DP<text:span text:style-name="T36">L, R</text:span></text:p>
          </table:table-cell>
          <table:table-cell table:style-name="Tabela3.C2" office:value-type="string">
            <text:p text:style-name="P23">Data Property Domínio &lt;= Data Property Local com Restrição</text:p>
          </table:table-cell>
        </table:table-row>
        <table:table-row>
          <table:table-cell table:style-name="Tabela3.A2" office:value-type="string">
            <text:p text:style-name="P25">#10</text:p>
          </table:table-cell>
          <table:table-cell table:style-name="Tabela3.A2" office:value-type="string">
            <text:p text:style-name="P24">C<text:span text:style-name="T36">D</text:span>&lt;=DP<text:span text:style-name="T36">L, R</text:span></text:p>
          </table:table-cell>
          <table:table-cell table:style-name="Tabela3.C2" office:value-type="string">
            <text:p text:style-name="P23">Classe Domínio &lt;= Data Property Local com Restrição</text:p>
          </table:table-cell>
        </table:table-row>
        <text:soft-page-break/>
        <table:table-row>
          <table:table-cell table:style-name="Tabela3.A2" office:value-type="string">
            <text:p text:style-name="P25">#11</text:p>
          </table:table-cell>
          <table:table-cell table:style-name="Tabela3.A2" office:value-type="string">
            <text:p text:style-name="P24">OP<text:span text:style-name="T36">D</text:span>&lt;=DP<text:span text:style-name="T36">L, R</text:span></text:p>
          </table:table-cell>
          <table:table-cell table:style-name="Tabela3.C2" office:value-type="string">
            <text:p text:style-name="P23">Object Property Domínio &lt;= Data Property Local com Restrição</text:p>
          </table:table-cell>
        </table:table-row>
      </table:table>
      <text:p text:style-name="P39"/>
      <text:p text:style-name="P39">(5) Usando transição entre as regras para substituir os elementos das ontologias locais pelos objetos do banco de dados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25">#</text:p>
          </table:table-cell>
          <table:table-cell table:style-name="Tabela7.A1" office:value-type="string">
            <text:p text:style-name="P27">O<text:span text:style-name="T36">L </text:span>&lt;= BD</text:p>
          </table:table-cell>
          <table:table-cell table:style-name="Tabela7.A1" office:value-type="string">
            <text:p text:style-name="P27">O<text:span text:style-name="T36">D </text:span>&lt;= O<text:span text:style-name="T36">L</text:span></text:p>
          </table:table-cell>
          <table:table-cell table:style-name="Tabela7.D1" office:value-type="string">
            <text:p text:style-name="P27">O<text:span text:style-name="T36">D </text:span>&lt;= BD</text:p>
          </table:table-cell>
        </table:table-row>
        <table:table-row>
          <table:table-cell table:style-name="Tabela7.A2" office:value-type="string">
            <text:p text:style-name="P25">#1</text:p>
          </table:table-cell>
          <table:table-cell table:style-name="Tabela7.A2" office:value-type="string">
            <text:p text:style-name="P30">S<text:span text:style-name="T36">L</text:span> &lt;= T</text:p>
            <text:p text:style-name="P30">a : Book(b) &lt;= book</text:p>
          </table:table-cell>
          <table:table-cell table:style-name="Tabela7.A2" office:value-type="string">
            <text:p text:style-name="P30">S<text:span text:style-name="T36">D </text:span>&lt;= S<text:span text:style-name="T36">L</text:span></text:p>
            <text:p text:style-name="P30">s : Book(b) &lt;= a : Book(b)</text:p>
          </table:table-cell>
          <table:table-cell table:style-name="Tabela7.D2" office:value-type="string">
            <text:p text:style-name="P30">S<text:span text:style-name="T36">D </text:span>&lt;= T</text:p>
            <text:p text:style-name="P30">s : Book(b) &lt;= book</text:p>
          </table:table-cell>
        </table:table-row>
        <table:table-row>
          <table:table-cell table:style-name="Tabela7.A2" office:value-type="string">
            <text:p text:style-name="P25">#2</text:p>
          </table:table-cell>
          <table:table-cell table:style-name="Tabela7.A2" office:value-type="string">
            <text:p text:style-name="P30">S<text:span text:style-name="T36">L</text:span> &lt;= T</text:p>
            <text:p text:style-name="P30">a : Book(b) &lt;= book</text:p>
          </table:table-cell>
          <table:table-cell table:style-name="Tabela7.A2" office:value-type="string">
            <text:p text:style-name="P30">C<text:span text:style-name="T36">D </text:span>&lt;= S<text:span text:style-name="T36">L</text:span></text:p>
            <text:p text:style-name="P30">s : Product(b) &lt;= a : Book(b)</text:p>
          </table:table-cell>
          <table:table-cell table:style-name="Tabela7.D2" office:value-type="string">
            <text:p text:style-name="P30">C<text:span text:style-name="T36">D </text:span>&lt;= T</text:p>
            <text:p text:style-name="P30">s : Product(b) &lt;= book</text:p>
          </table:table-cell>
        </table:table-row>
        <table:table-row>
          <table:table-cell table:style-name="Tabela7.A2" office:value-type="string">
            <text:p text:style-name="P25">#3</text:p>
          </table:table-cell>
          <table:table-cell table:style-name="Tabela7.A2" office:value-type="string">
            <text:p text:style-name="P30">S<text:span text:style-name="T36">L</text:span> &lt;= T</text:p>
            <text:p text:style-name="P30">a : Music(m) &lt;= music</text:p>
          </table:table-cell>
          <table:table-cell table:style-name="Tabela7.A2" office:value-type="string">
            <text:p text:style-name="P30">S<text:span text:style-name="T36">D</text:span>&lt;=S<text:span text:style-name="T36">L</text:span></text:p>
            <text:p text:style-name="P30">s : Music(m) &lt;= a : Music(m)</text:p>
          </table:table-cell>
          <table:table-cell table:style-name="Tabela7.D2" office:value-type="string">
            <text:p text:style-name="P30">S<text:span text:style-name="T36">D </text:span>&lt;= T</text:p>
            <text:p text:style-name="P30">s : Music(m) &lt;= music</text:p>
          </table:table-cell>
        </table:table-row>
        <table:table-row>
          <table:table-cell table:style-name="Tabela7.A2" office:value-type="string">
            <text:p text:style-name="P25">#4</text:p>
          </table:table-cell>
          <table:table-cell table:style-name="Tabela7.A2" office:value-type="string">
            <text:p text:style-name="P30">S<text:span text:style-name="T36">L</text:span> &lt;= T</text:p>
            <text:p text:style-name="P30">a : Music(m) &lt;= music</text:p>
          </table:table-cell>
          <table:table-cell table:style-name="Tabela7.A2" office:value-type="string">
            <text:p text:style-name="P30">C<text:span text:style-name="T36">D </text:span>&lt;= S<text:span text:style-name="T36">L</text:span></text:p>
            <text:p text:style-name="P30">s : Product(m) &lt;= a : Music(m)</text:p>
          </table:table-cell>
          <table:table-cell table:style-name="Tabela7.D2" office:value-type="string">
            <text:p text:style-name="P30">C<text:span text:style-name="T36">D </text:span>&lt;= T</text:p>
            <text:p text:style-name="P30">s : Product(m) &lt;= music</text:p>
          </table:table-cell>
        </table:table-row>
        <table:table-row>
          <table:table-cell table:style-name="Tabela7.A2" office:value-type="string">
            <text:p text:style-name="P25">#5</text:p>
          </table:table-cell>
          <table:table-cell table:style-name="Tabela7.A2" office:value-type="string">
            <text:p text:style-name="P31">C<text:span text:style-name="T36">L </text:span>&lt;= T</text:p>
            <text:p text:style-name="P31">a : Publ(p) &lt;= publisher</text:p>
          </table:table-cell>
          <table:table-cell table:style-name="Tabela7.A2" office:value-type="string">
            <text:p text:style-name="P31">C<text:span text:style-name="T36">D </text:span>&lt;= C<text:span text:style-name="T36">L</text:span></text:p>
            <text:p text:style-name="P31">s : Publ(p) &lt;= a : Publ(p)</text:p>
          </table:table-cell>
          <table:table-cell table:style-name="Tabela7.D2" office:value-type="string">
            <text:p text:style-name="P31">C<text:span text:style-name="T36">D </text:span>&lt;= T</text:p>
            <text:p text:style-name="P31">s : Publ(p) &lt;= publisher</text:p>
          </table:table-cell>
        </table:table-row>
        <table:table-row>
          <table:table-cell table:style-name="Tabela7.A2" office:value-type="string">
            <text:p text:style-name="P25">#6</text:p>
          </table:table-cell>
          <table:table-cell table:style-name="Tabela7.A2" office:value-type="string">
            <text:p text:style-name="P29"><text:span text:style-name="T56">DP</text:span><text:span text:style-name="T40">L </text:span><text:span text:style-name="T56">&lt;= T.C</text:span><text:span text:style-name="T40">O</text:span></text:p>
            <text:p text:style-name="P31">a : title(b, t); a : Book(b) &lt;= book.title</text:p>
          </table:table-cell>
          <table:table-cell table:style-name="Tabela7.A2" office:value-type="string">
            <text:p text:style-name="P31">DP<text:span text:style-name="T36">D </text:span>&lt;= DP<text:span text:style-name="T36">L</text:span></text:p>
            <text:p text:style-name="P31">s : title(b; t) &lt;= a : title(b, t); a : Book(b)</text:p>
          </table:table-cell>
          <table:table-cell table:style-name="Tabela7.D2" office:value-type="string">
            <text:p text:style-name="P29"><text:span text:style-name="T56">DP</text:span><text:span text:style-name="T40">D </text:span><text:span text:style-name="T56">&lt;= T.</text:span>C<text:span text:style-name="T36">O</text:span></text:p>
            <text:p text:style-name="P31">s : title(b; t) &lt;= book.title</text:p>
          </table:table-cell>
        </table:table-row>
        <table:table-row>
          <table:table-cell table:style-name="Tabela7.A2" office:value-type="string">
            <text:p text:style-name="P25">#7</text:p>
          </table:table-cell>
          <table:table-cell table:style-name="Tabela7.A2" office:value-type="string">
            <text:p text:style-name="P31">OP<text:span text:style-name="T36">L </text:span>&lt;= T.C<text:span text:style-name="T36">O, FK</text:span></text:p>
            <text:p text:style-name="P31">a : publisher(b, p); a : Book(b) &lt;= book.publisher</text:p>
          </table:table-cell>
          <table:table-cell table:style-name="Tabela7.A2" office:value-type="string">
            <text:p text:style-name="P31">OP<text:span text:style-name="T36">D </text:span>&lt;= OP<text:span text:style-name="T36">L</text:span></text:p>
            <text:p text:style-name="P31">s : pub(b; p) &lt;= a : publisher(b, p); a : Book(b)</text:p>
          </table:table-cell>
          <table:table-cell table:style-name="Tabela7.D2" office:value-type="string">
            <text:p text:style-name="P31">OP<text:span text:style-name="T36">D </text:span>&lt;= T.C<text:span text:style-name="T36">O, FK</text:span></text:p>
            <text:p text:style-name="P31">s : pub(b; p) &lt;= book.publisher</text:p>
          </table:table-cell>
        </table:table-row>
        <table:table-row>
          <table:table-cell table:style-name="Tabela7.A2" office:value-type="string">
            <text:p text:style-name="P25">#8</text:p>
          </table:table-cell>
          <table:table-cell table:style-name="Tabela7.A2" office:value-type="string">
            <text:p text:style-name="P29"><text:span text:style-name="T56">DP</text:span><text:span text:style-name="T40">L </text:span><text:span text:style-name="T56">&lt;= T.C</text:span><text:span text:style-name="T40">O</text:span></text:p>
            <text:p text:style-name="P31">a : title(m, t); a : Music(m) &lt;= music.title</text:p>
          </table:table-cell>
          <table:table-cell table:style-name="Tabela7.A2" office:value-type="string">
            <text:p text:style-name="P31">DP<text:span text:style-name="T36">D </text:span>&lt;= DP<text:span text:style-name="T36">L</text:span></text:p>
            <text:p text:style-name="P31">s : title(m; t) &lt;= a : title(m, t); a : Music(m)</text:p>
          </table:table-cell>
          <table:table-cell table:style-name="Tabela7.D2" office:value-type="string">
            <text:p text:style-name="P29"><text:span text:style-name="T56">DP</text:span><text:span text:style-name="T40">D </text:span><text:span text:style-name="T56">&lt;= T.</text:span>C<text:span text:style-name="T36">O</text:span></text:p>
            <text:p text:style-name="P31">s : title(m; t) &lt;= music.title</text:p>
          </table:table-cell>
        </table:table-row>
        <table:table-row>
          <table:table-cell table:style-name="Tabela7.A2" office:value-type="string">
            <text:p text:style-name="P25">#9</text:p>
          </table:table-cell>
          <table:table-cell table:style-name="Tabela7.A2" office:value-type="string">
            <text:p text:style-name="P29"><text:span text:style-name="T56">DP</text:span><text:span text:style-name="T40">L </text:span><text:span text:style-name="T56">&lt;= T.C</text:span><text:span text:style-name="T40">O</text:span></text:p>
            <text:p text:style-name="P31">a : name(p, n); a : Publ(p) &lt;= publisher.name</text:p>
          </table:table-cell>
          <table:table-cell table:style-name="Tabela7.A2" office:value-type="string">
            <text:p text:style-name="P31">DP<text:span text:style-name="T36">D </text:span>&lt;= DP<text:span text:style-name="T36">L</text:span></text:p>
            <text:p text:style-name="P31">s : name(p; n) &lt;= a : name(p, n); a : Publ(p)</text:p>
          </table:table-cell>
          <table:table-cell table:style-name="Tabela7.D2" office:value-type="string">
            <text:p text:style-name="P31">DP<text:span text:style-name="T36">D </text:span>&lt;= T.C<text:span text:style-name="T36">O</text:span></text:p>
            <text:p text:style-name="P31">s : name(p; n) &lt;= publisher.name</text:p>
          </table:table-cell>
        </table:table-row>
        <table:table-row>
          <table:table-cell table:style-name="Tabela7.A2" office:value-type="string">
            <text:p text:style-name="P25">#10</text:p>
          </table:table-cell>
          <table:table-cell table:style-name="Tabela7.A2" office:value-type="string">
            <text:p text:style-name="P29"><text:span text:style-name="T56">DP</text:span><text:span text:style-name="T40">L </text:span><text:span text:style-name="T56">&lt;= T.C</text:span><text:span text:style-name="T40">O</text:span></text:p>
            <text:p text:style-name="P31">a : address(p, a); a : Publ(p) &lt;= publisher.address</text:p>
          </table:table-cell>
          <table:table-cell table:style-name="Tabela7.A2" office:value-type="string">
            <text:p text:style-name="P31">DP<text:span text:style-name="T36">D </text:span>&lt;= DP<text:span text:style-name="T36">L</text:span></text:p>
            <text:p text:style-name="P31">s : address(p; a) &lt;= a : address(p, a); a : Publ(p)</text:p>
          </table:table-cell>
          <table:table-cell table:style-name="Tabela7.D2" office:value-type="string">
            <text:p text:style-name="P31">DP<text:span text:style-name="T36">D </text:span>&lt;= T.C<text:span text:style-name="T36">O</text:span></text:p>
            <text:p text:style-name="P31">s : address(p; a) &lt;= publisher.address</text:p>
          </table:table-cell>
        </table:table-row>
        <table:table-row>
          <table:table-cell table:style-name="Tabela7.A2" office:value-type="string">
            <text:p text:style-name="P25">#11</text:p>
          </table:table-cell>
          <table:table-cell table:style-name="Tabela7.A2" office:value-type="string">
            <text:p text:style-name="P31">OP<text:span text:style-name="T36">L </text:span>&lt;= T.C<text:span text:style-name="T36">O, FK</text:span> ; DP<text:span text:style-name="T36">L </text:span>&lt;= T.C<text:span text:style-name="T36">O</text:span></text:p>
            <text:p text:style-name="P31">a : rec(m, r) &lt;= music.rec; </text:p>
            <text:p text:style-name="P31">a : recname(r, n); a : Recorder(r) &lt;= recorder.recname</text:p>
          </table:table-cell>
          <table:table-cell table:style-name="Tabela7.A2" office:value-type="string">
            <text:p text:style-name="P31">DP<text:span text:style-name="T36">D</text:span> &lt;= OP<text:span text:style-name="T36">L </text:span>; DP<text:span text:style-name="T36">L</text:span></text:p>
            <text:p text:style-name="P31">s : recorder(m; n) &lt;= a : rec(m, r); a : recname(r, n); a : Recorder(r)</text:p>
          </table:table-cell>
          <table:table-cell table:style-name="Tabela7.D2" office:value-type="string">
            <text:p text:style-name="P31">DP<text:span text:style-name="T36">D</text:span> &lt;= T.C<text:span text:style-name="T36">O, FK</text:span> ; T.C<text:span text:style-name="T36">O</text:span></text:p>
            <text:p text:style-name="P31">s : recorder(m; n) &lt;= music.rec;</text:p>
            <text:p text:style-name="P31">recorder.recname</text:p>
          </table:table-cell>
        </table:table-row>
      </table:table>
      <text:p text:style-name="P11">Tabela : Transformação dos mapeamentos da base Amazon.</text:p>
      <text:list xml:id="list35554587" text:continue-numbering="true" text:style-name="L11">
        <text:list-header>
          <text:p text:style-name="P68"/>
        </text:list-header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25">#</text:p>
          </table:table-cell>
          <table:table-cell table:style-name="Tabela8.A1" office:value-type="string">
            <text:p text:style-name="P27">O<text:span text:style-name="T36">L </text:span>&lt;= BD</text:p>
          </table:table-cell>
          <table:table-cell table:style-name="Tabela8.A1" office:value-type="string">
            <text:p text:style-name="P27">O<text:span text:style-name="T36">D </text:span>&lt;= O<text:span text:style-name="T36">L</text:span></text:p>
          </table:table-cell>
          <table:table-cell table:style-name="Tabela8.D1" office:value-type="string">
            <text:p text:style-name="P27">O<text:span text:style-name="T36">D </text:span>&lt;= BD</text:p>
          </table:table-cell>
        </table:table-row>
        <table:table-row>
          <table:table-cell table:style-name="Tabela8.A2" office:value-type="string">
            <text:p text:style-name="P33">#1</text:p>
          </table:table-cell>
          <table:table-cell table:style-name="Tabela8.A2" office:value-type="string">
            <text:p text:style-name="P31">C<text:span text:style-name="T36">L, R </text:span>&lt;= T<text:span text:style-name="T36">R</text:span></text:p>
            <text:p text:style-name="P31">e : Product(p), e : type(p) = 'book' </text:p>
            <text:p text:style-name="P31">&lt;= product, product.type = 'book'</text:p>
          </table:table-cell>
          <table:table-cell table:style-name="Tabela8.A2" office:value-type="string">
            <text:p text:style-name="P31">S<text:span text:style-name="T36">D </text:span>&lt;= C<text:span text:style-name="T36">L, R</text:span></text:p>
            <text:p text:style-name="P32">s : Book(p) &lt;= e : Product(p), e : type(p) = 'book'</text:p>
          </table:table-cell>
          <table:table-cell table:style-name="Tabela8.D2" office:value-type="string">
            <text:p text:style-name="P31">S<text:span text:style-name="T36">D </text:span>&lt;= T<text:span text:style-name="T36">R</text:span></text:p>
            <text:p text:style-name="P32">s : Book(p) &lt;= </text:p>
            <text:p text:style-name="P32">product, product.type = 'book'</text:p>
          </table:table-cell>
        </table:table-row>
        <table:table-row>
          <table:table-cell table:style-name="Tabela8.A2" office:value-type="string">
            <text:p text:style-name="P33">#2</text:p>
          </table:table-cell>
          <table:table-cell table:style-name="Tabela8.A2" office:value-type="string">
            <text:p text:style-name="P31">C<text:span text:style-name="T36">L, R </text:span>&lt;= T<text:span text:style-name="T36">R</text:span></text:p>
            <text:p text:style-name="P31">e : Product(p), e : type(p) = 'book' </text:p>
            <text:p text:style-name="P31">&lt;= product, product.type = 'book'</text:p>
          </table:table-cell>
          <table:table-cell table:style-name="Tabela8.A2" office:value-type="string">
            <text:p text:style-name="P32">C<text:span text:style-name="T36">D </text:span>&lt;= C<text:span text:style-name="T36">L, R</text:span></text:p>
            <text:p text:style-name="P32">s : Product(p) &lt;= e : Product(p), e : type(p) = 'book'</text:p>
          </table:table-cell>
          <table:table-cell table:style-name="Tabela8.D2" office:value-type="string">
            <text:p text:style-name="P31">C<text:span text:style-name="T36">D </text:span>&lt;= T<text:span text:style-name="T36">R</text:span></text:p>
            <text:p text:style-name="P32">s : Product(p) &lt;= </text:p>
            <text:p text:style-name="P32">product, product.type = 'book'</text:p>
          </table:table-cell>
        </table:table-row>
        <text:soft-page-break/>
        <table:table-row>
          <table:table-cell table:style-name="Tabela8.A2" office:value-type="string">
            <text:p text:style-name="P33">#3</text:p>
          </table:table-cell>
          <table:table-cell table:style-name="Tabela8.A2" office:value-type="string">
            <text:p text:style-name="P31">C<text:span text:style-name="T36">L, R </text:span>&lt;= T<text:span text:style-name="T36">R</text:span></text:p>
            <text:p text:style-name="P31">e : Product(p), e : type(p) = 'music'</text:p>
            <text:p text:style-name="P31">&lt;= product, product.type = 'music'</text:p>
          </table:table-cell>
          <table:table-cell table:style-name="Tabela8.A2" office:value-type="string">
            <text:p text:style-name="P31">S<text:span text:style-name="T36">D </text:span>&lt;= C<text:span text:style-name="T36">L, R</text:span></text:p>
            <text:p text:style-name="P31">s : Music(p) &lt;= e : Product(p), e : type(p) = 'music'</text:p>
          </table:table-cell>
          <table:table-cell table:style-name="Tabela8.D2" office:value-type="string">
            <text:p text:style-name="P31">S<text:span text:style-name="T36">D </text:span>&lt;= T<text:span text:style-name="T36">R</text:span></text:p>
            <text:p text:style-name="P32">s : Music(p) &lt;= </text:p>
            <text:p text:style-name="P32">product, product.type = 'music'</text:p>
          </table:table-cell>
        </table:table-row>
        <table:table-row>
          <table:table-cell table:style-name="Tabela8.A2" office:value-type="string">
            <text:p text:style-name="P33">#4</text:p>
          </table:table-cell>
          <table:table-cell table:style-name="Tabela8.A2" office:value-type="string">
            <text:p text:style-name="P31">C<text:span text:style-name="T36">L, R </text:span>&lt;= T<text:span text:style-name="T36">R</text:span></text:p>
            <text:p text:style-name="P31">e : Product(p), e : type(p) = 'music'</text:p>
            <text:p text:style-name="P31">&lt;= product, product.type = 'music'</text:p>
          </table:table-cell>
          <table:table-cell table:style-name="Tabela8.A2" office:value-type="string">
            <text:p text:style-name="P31">C<text:span text:style-name="T36">D </text:span>&lt;= C<text:span text:style-name="T36">L, R</text:span></text:p>
            <text:p text:style-name="P31">s : Product(p) &lt;= e : Product(p), e : type(p) = 'music'</text:p>
          </table:table-cell>
          <table:table-cell table:style-name="Tabela8.D2" office:value-type="string">
            <text:p text:style-name="P31">C<text:span text:style-name="T36">D </text:span>&lt;= T<text:span text:style-name="T36">R</text:span></text:p>
            <text:p text:style-name="P32">s : Product(p) &lt;= </text:p>
            <text:p text:style-name="P32">product, product.type = 'music'</text:p>
          </table:table-cell>
        </table:table-row>
        <table:table-row>
          <table:table-cell table:style-name="Tabela8.A2" office:value-type="string">
            <text:p text:style-name="P33">#5</text:p>
          </table:table-cell>
          <table:table-cell table:style-name="Tabela8.A2" office:value-type="string">
            <text:p text:style-name="P31">DP<text:span text:style-name="T36">L, R</text:span> &lt;= T.C<text:span text:style-name="T36">O</text:span> </text:p>
            <text:p text:style-name="P31">e : title(p, t), e : Product(p), </text:p>
            <text:p text:style-name="P31">e : type(p) = 'book' &lt;=</text:p>
            <text:p text:style-name="P31">product.title</text:p>
          </table:table-cell>
          <table:table-cell table:style-name="Tabela8.A2" office:value-type="string">
            <text:p text:style-name="P31">DP<text:span text:style-name="T36">D </text:span>&lt;= DP<text:span text:style-name="T36">L, R</text:span></text:p>
            <text:p text:style-name="P31">s : title(p, t) &lt;= e : title(p, t), e : Product(p), </text:p>
            <text:p text:style-name="P31">e : type(p) = 'book'</text:p>
          </table:table-cell>
          <table:table-cell table:style-name="Tabela8.D2" office:value-type="string">
            <text:p text:style-name="P31">DP<text:span text:style-name="T36">D </text:span>&lt;= T.C<text:span text:style-name="T36">O</text:span></text:p>
            <text:p text:style-name="P31">s : title(p, t) &lt;= product.title</text:p>
            <text:p text:style-name="P31"/>
          </table:table-cell>
        </table:table-row>
        <table:table-row>
          <table:table-cell table:style-name="Tabela8.A2" office:value-type="string">
            <text:p text:style-name="P33">#6</text:p>
          </table:table-cell>
          <table:table-cell table:style-name="Tabela8.A2" office:value-type="string">
            <text:p text:style-name="P31">DP<text:span text:style-name="T36">L, R</text:span> &lt;= T.C<text:span text:style-name="T36">O</text:span> </text:p>
            <text:p text:style-name="P31">e : title(p, t), e : Product(p), </text:p>
            <text:p text:style-name="P31">e : type(p) = 'music' &lt;=</text:p>
            <text:p text:style-name="P31">product.title</text:p>
          </table:table-cell>
          <table:table-cell table:style-name="Tabela8.A2" office:value-type="string">
            <text:p text:style-name="P31">DP<text:span text:style-name="T36">D </text:span>&lt;= DP<text:span text:style-name="T36">L, R</text:span></text:p>
            <text:p text:style-name="P31">s : title(p, t) &lt;= e : title(p, t), e : Product(p), </text:p>
            <text:p text:style-name="P31">e : type(p) = 'music'</text:p>
          </table:table-cell>
          <table:table-cell table:style-name="Tabela8.D2" office:value-type="string">
            <text:p text:style-name="P31">DP<text:span text:style-name="T36">D </text:span>&lt;= T.C<text:span text:style-name="T36">O </text:span></text:p>
            <text:p text:style-name="P31">s : title(p, t) &lt;= product.title</text:p>
            <text:p text:style-name="P34"/>
          </table:table-cell>
        </table:table-row>
        <table:table-row>
          <table:table-cell table:style-name="Tabela8.A2" office:value-type="string">
            <text:p text:style-name="P33">#7</text:p>
          </table:table-cell>
          <table:table-cell table:style-name="Tabela8.A2" office:value-type="string">
            <text:p text:style-name="P31">DP<text:span text:style-name="T36">L, R</text:span> &lt;= T.C<text:span text:style-name="T36">O</text:span> </text:p>
            <text:p text:style-name="P40">e : publisher(b, n); </text:p>
            <text:p text:style-name="P31">e : Product(b); e : type(b) = 'book' &lt;=</text:p>
            <text:p text:style-name="P31">product.publisher</text:p>
          </table:table-cell>
          <table:table-cell table:style-name="Tabela8.A2" office:value-type="string">
            <text:p text:style-name="P31">C<text:span text:style-name="T36">D </text:span>&lt;= DP<text:span text:style-name="T36">L, R</text:span></text:p>
            <text:p text:style-name="P31">s : Publ(fpubl(n)) &lt;= </text:p>
            <text:p text:style-name="P31">e : publisher(b, n); </text:p>
            <text:p text:style-name="P31">e : Product(b); e : type(b) = 'book'</text:p>
          </table:table-cell>
          <table:table-cell table:style-name="Tabela8.D2" office:value-type="string">
            <text:p text:style-name="P31">C<text:span text:style-name="T36">D </text:span>&lt;= T.C<text:span text:style-name="T36">O</text:span></text:p>
            <text:p text:style-name="P31">s : Publ(fpubl(n)) &lt;=</text:p>
            <text:p text:style-name="P31">product.publisher</text:p>
          </table:table-cell>
        </table:table-row>
        <table:table-row>
          <table:table-cell table:style-name="Tabela8.A2" office:value-type="string">
            <text:p text:style-name="P33">#8</text:p>
          </table:table-cell>
          <table:table-cell table:style-name="Tabela8.A2" office:value-type="string">
            <text:p text:style-name="P31">DP<text:span text:style-name="T36">L, R</text:span> &lt;= T.C<text:span text:style-name="T36">O</text:span> </text:p>
            <text:p text:style-name="P31">e : publisher(b, n); </text:p>
            <text:p text:style-name="P31">e : Product(b); e : type(b) = 'book'</text:p>
            <text:p text:style-name="P31">&lt;=</text:p>
            <text:p text:style-name="P31">product.publisher</text:p>
          </table:table-cell>
          <table:table-cell table:style-name="Tabela8.A2" office:value-type="string">
            <text:p text:style-name="P31">DP<text:span text:style-name="T36">D </text:span>&lt;= DP<text:span text:style-name="T36">L, R</text:span></text:p>
            <text:p text:style-name="P31">s : name(fpubl(n), n) &lt;= </text:p>
            <text:p text:style-name="P31">e : publisher(b, n); </text:p>
            <text:p text:style-name="P31">e : Product(b); e : type(b) = 'book'</text:p>
          </table:table-cell>
          <table:table-cell table:style-name="Tabela8.D2" office:value-type="string">
            <text:p text:style-name="P31">DP<text:span text:style-name="T36">D </text:span>&lt;= T.C<text:span text:style-name="T36">O</text:span></text:p>
            <text:p text:style-name="P31">s : name(fpubl(n), n) &lt;=</text:p>
            <text:p text:style-name="P31">product.publisher</text:p>
            <text:p text:style-name="P34"/>
          </table:table-cell>
        </table:table-row>
        <table:table-row>
          <table:table-cell table:style-name="Tabela8.A2" office:value-type="string">
            <text:p text:style-name="P33">#9</text:p>
          </table:table-cell>
          <table:table-cell table:style-name="Tabela8.A2" office:value-type="string">
            <text:p text:style-name="P31">DP<text:span text:style-name="T36">L, R</text:span> &lt;= T.C<text:span text:style-name="T36">O</text:span> </text:p>
            <text:p text:style-name="P31">e : publisher(b, n); </text:p>
            <text:p text:style-name="P31">e : Product(b); e : type(b) = 'book'</text:p>
            <text:p text:style-name="P31">&lt;=</text:p>
            <text:p text:style-name="P31">product.publisher</text:p>
          </table:table-cell>
          <table:table-cell table:style-name="Tabela8.A2" office:value-type="string">
            <text:p text:style-name="P31">OP<text:span text:style-name="T36">D </text:span>&lt;= DP<text:span text:style-name="T36">L, R</text:span></text:p>
            <text:p text:style-name="P31">s : pub(b, fpubl(n)) &lt;= </text:p>
            <text:p text:style-name="P31">e : publisher(b, n); </text:p>
            <text:p text:style-name="P31">e : Product(b); e : type(b) = 'book'</text:p>
          </table:table-cell>
          <table:table-cell table:style-name="Tabela8.D2" office:value-type="string">
            <text:p text:style-name="P31">OP<text:span text:style-name="T36">D </text:span>&lt;= T.C<text:span text:style-name="T36">O</text:span></text:p>
            <text:p text:style-name="P31">s : pub(b, fpubl(n)) &lt;=</text:p>
            <text:p text:style-name="P31">product.publisher</text:p>
            <text:p text:style-name="P31"/>
          </table:table-cell>
        </table:table-row>
      </table:table>
      <text:p text:style-name="P11">Tabela : Transformação dos mapeamentos da base Ebay.</text:p>
      <text:p text:style-name="P39"/>
      <text:p text:style-name="P10">(6) Tipos de mapeamentos identificados entre bases de dados e ontologias de domínio. Algumas adaptações foram feitas para gerar os mapeamentos D2R. </text:p>
      <text:p text:style-name="P10">Por exemplo: <text:span text:style-name="T57">S</text:span><text:span text:style-name="T41">D </text:span><text:span text:style-name="T57">&lt;= T </text:span><text:span text:style-name="T58">foi convertido para </text:span><text:span text:style-name="T57">S</text:span><text:span text:style-name="T41">D </text:span><text:span text:style-name="T57">&lt;= T.PK</text:span></text:p>
      <text:p text:style-name="P12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25">#1</text:p>
          </table:table-cell>
          <table:table-cell table:style-name="Tabela9.A1" office:value-type="string">
            <text:p text:style-name="P28">S<text:span text:style-name="T36">D </text:span>&lt;= T.PK</text:p>
          </table:table-cell>
          <table:table-cell table:style-name="Tabela9.C1" office:value-type="string">
            <text:p text:style-name="P23">Subclasse Domínio &lt;= Tabela.PrimaryKey</text:p>
          </table:table-cell>
        </table:table-row>
        <table:table-row>
          <table:table-cell table:style-name="Tabela9.A2" office:value-type="string">
            <text:p text:style-name="P25">#2</text:p>
          </table:table-cell>
          <table:table-cell table:style-name="Tabela9.A2" office:value-type="string">
            <text:p text:style-name="P28">C<text:span text:style-name="T36">D </text:span>&lt;= T</text:p>
          </table:table-cell>
          <table:table-cell table:style-name="Tabela9.C2" office:value-type="string">
            <text:p text:style-name="P23">Classe Domínio &lt;= Tabela</text:p>
          </table:table-cell>
        </table:table-row>
        <table:table-row>
          <table:table-cell table:style-name="Tabela9.A2" office:value-type="string">
            <text:p text:style-name="P25">#3</text:p>
          </table:table-cell>
          <table:table-cell table:style-name="Tabela9.A2" office:value-type="string">
            <text:p text:style-name="P28">D P<text:span text:style-name="T36">D</text:span>(C) &lt;= T.C<text:span text:style-name="T36">O</text:span></text:p>
          </table:table-cell>
          <table:table-cell table:style-name="Tabela9.C2" office:value-type="string">
            <text:p text:style-name="P23">Data Property Domínio (Classe Pai) &lt;= Tabela.Coluna</text:p>
          </table:table-cell>
        </table:table-row>
        <text:soft-page-break/>
        <table:table-row>
          <table:table-cell table:style-name="Tabela9.A2" office:value-type="string">
            <text:p text:style-name="P25">#4</text:p>
          </table:table-cell>
          <table:table-cell table:style-name="Tabela9.A2" office:value-type="string">
            <text:p text:style-name="P28">OP<text:span text:style-name="T36">D </text:span>&lt;= T.C<text:span text:style-name="T36">O, FK</text:span>; T.C<text:span text:style-name="T36">O, PK</text:span></text:p>
          </table:table-cell>
          <table:table-cell table:style-name="Tabela9.C2" office:value-type="string">
            <text:p text:style-name="P23">Object Property Domínio &lt;= Tabela.Coluna (FK); </text:p>
            <text:p text:style-name="P23">Tabela.Coluna (PK)</text:p>
          </table:table-cell>
        </table:table-row>
        <table:table-row>
          <table:table-cell table:style-name="Tabela9.A2" office:value-type="string">
            <text:p text:style-name="P25">#5</text:p>
          </table:table-cell>
          <table:table-cell table:style-name="Tabela9.A2" office:value-type="string">
            <text:p text:style-name="P26">DP<text:span text:style-name="T36">D</text:span> &lt;= T.C<text:span text:style-name="T36">O</text:span> ; </text:p>
            <text:p text:style-name="P26">T.C<text:span text:style-name="T36">O, FK</text:span> ; T.C<text:span text:style-name="T36">O, PK</text:span></text:p>
          </table:table-cell>
          <table:table-cell table:style-name="Tabela9.C2" office:value-type="string">
            <text:p text:style-name="P23">Data Property Domínio &lt;= Tabela.Coluna;</text:p>
            <text:p text:style-name="P23">Tabela.Coluna (FK) ; Tabela.Coluna(PK)</text:p>
          </table:table-cell>
        </table:table-row>
        <table:table-row>
          <table:table-cell table:style-name="Tabela9.A2" office:value-type="string">
            <text:p text:style-name="P25">#6</text:p>
          </table:table-cell>
          <table:table-cell table:style-name="Tabela9.A2" office:value-type="string">
            <text:p text:style-name="P26">S<text:span text:style-name="T36">D </text:span>&lt;= T.PK<text:span text:style-name="T36">R</text:span></text:p>
          </table:table-cell>
          <table:table-cell table:style-name="Tabela9.C2" office:value-type="string">
            <text:p text:style-name="P23">Subclasse Domínio &lt;= Tabela.PrimaryKey </text:p>
            <text:p text:style-name="P23">com restrição</text:p>
          </table:table-cell>
        </table:table-row>
        <table:table-row>
          <table:table-cell table:style-name="Tabela9.A2" office:value-type="string">
            <text:p text:style-name="P25">#7</text:p>
          </table:table-cell>
          <table:table-cell table:style-name="Tabela9.A2" office:value-type="string">
            <text:p text:style-name="P26">C<text:span text:style-name="T36">D </text:span>&lt;= T<text:span text:style-name="T36">R</text:span></text:p>
          </table:table-cell>
          <table:table-cell table:style-name="Tabela9.C2" office:value-type="string">
            <text:p text:style-name="P23">Classe Domínio &lt;= Tabela com restrição</text:p>
          </table:table-cell>
        </table:table-row>
        <table:table-row>
          <table:table-cell table:style-name="Tabela9.A2" office:value-type="string">
            <text:p text:style-name="P25">#8</text:p>
          </table:table-cell>
          <table:table-cell table:style-name="Tabela9.A2" office:value-type="string">
            <text:p text:style-name="P26">C<text:span text:style-name="T36">D </text:span>&lt;= T.C<text:span text:style-name="T36">O</text:span></text:p>
          </table:table-cell>
          <table:table-cell table:style-name="Tabela9.C2" office:value-type="string">
            <text:p text:style-name="P23">Classe Domínio &lt;= Tabela.Coluna</text:p>
          </table:table-cell>
        </table:table-row>
        <table:table-row>
          <table:table-cell table:style-name="Tabela9.A2" office:value-type="string">
            <text:p text:style-name="P25">#9</text:p>
          </table:table-cell>
          <table:table-cell table:style-name="Tabela9.A2" office:value-type="string">
            <text:p text:style-name="P26">OP<text:span text:style-name="T36">D </text:span>&lt;= T.C<text:span text:style-name="T36">O</text:span></text:p>
          </table:table-cell>
          <table:table-cell table:style-name="Tabela9.C2" office:value-type="string">
            <text:p text:style-name="P23">Object Property Domínio &lt;= Tabela.Coluna</text:p>
          </table:table-cell>
        </table:table-row>
      </table:table>
      <text:h text:style-name="SBC_3a_title_3a_1" text:outline-level="1" text:is-list-header="true"/>
      <text:p text:style-name="P15">(7) Exemplos de geração de mapeamentos D2R para cada tipo definido em (6):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8">S<text:span text:style-name="T36">D </text:span>&lt;= T.PK</text:p>
            <text:p text:style-name="P38">s:Book &lt;= book.title</text:p>
          </table:table-cell>
          <table:table-cell table:style-name="Tabela10.B1" office:value-type="string">
            <text:p text:style-name="P35">map:book a d2rq:ClassMap;</text:p>
            <text:p text:style-name="P35"><text:s text:c="4"/>d2rq:dataStorage map:database;</text:p>
            <text:p text:style-name="P35"><text:s text:c="4"/>d2rq:uriPattern "book/@@<text:span text:style-name="T2">book</text:span>.title|urlify@@";</text:p>
            <text:p text:style-name="P35"><text:s text:c="4"/>d2rq:class <text:span text:style-name="T2">s:Book</text:span>;</text:p>
            <text:p text:style-name="P35"><text:s text:c="4"/>d2rq:classDefinitionLabel "book";</text:p>
            <text:p text:style-name="P35"><text:s text:c="4"/>.</text:p>
          </table:table-cell>
        </table:table-row>
        <table:table-row>
          <table:table-cell table:style-name="Tabela10.A2" office:value-type="string">
            <text:p text:style-name="P28">C<text:span text:style-name="T36">D </text:span>&lt;= T</text:p>
          </table:table-cell>
          <table:table-cell table:style-name="Tabela10.B2" office:value-type="string">
            <text:p text:style-name="P35">-</text:p>
          </table:table-cell>
        </table:table-row>
        <table:table-row>
          <table:table-cell table:style-name="Tabela10.A2" office:value-type="string">
            <text:p text:style-name="P28">DP<text:span text:style-name="T36">D </text:span>(C)&lt;= T.C<text:span text:style-name="T36">O</text:span></text:p>
            <text:p text:style-name="P38">s:title(map:book) &lt;= book.title</text:p>
          </table:table-cell>
          <table:table-cell table:style-name="Tabela10.B2" office:value-type="string">
            <text:p text:style-name="P35">map:book_title a d2rq:PropertyBridge;</text:p>
            <text:p text:style-name="P35"><text:s text:c="4"/>d2rq:belongsToClassMap <text:span text:style-name="T2">map:book</text:span>;</text:p>
            <text:p text:style-name="P35"><text:s text:c="4"/>d2rq:property <text:span text:style-name="T2">s:title</text:span>;</text:p>
            <text:p text:style-name="P35"><text:s text:c="4"/>d2rq:column "<text:span text:style-name="T2">book.title</text:span>";</text:p>
            <text:p text:style-name="P35"><text:s text:c="4"/>.</text:p>
          </table:table-cell>
        </table:table-row>
        <table:table-row>
          <table:table-cell table:style-name="Tabela10.A2" office:value-type="string">
            <text:p text:style-name="P28">OP<text:span text:style-name="T36">D </text:span>&lt;= T.C<text:span text:style-name="T36">O, FK</text:span>; T.C<text:span text:style-name="T36">O, PK</text:span></text:p>
            <text:p text:style-name="P38">s:pub &lt;= <text:s/>book.publisher; <text:s/>publisher.name</text:p>
          </table:table-cell>
          <table:table-cell table:style-name="Tabela10.B2" office:value-type="string">
            <text:p text:style-name="P35">map:book_pub a d2rq:PropertyBridge;</text:p>
            <text:p text:style-name="P35"><text:s text:c="4"/>d2rq:belongsToClassMap map:book;</text:p>
            <text:p text:style-name="P35"><text:s text:c="4"/>d2rq:property <text:span text:style-name="T2">s:pub</text:span>;</text:p>
            <text:p text:style-name="P35"><text:s text:c="4"/>d2rq:refersToClassMap map:publisher;</text:p>
            <text:p text:style-name="P35"><text:s text:c="4"/>d2rq:join "<text:span text:style-name="T2">book.publisher</text:span> <text:span text:style-name="T2">=&gt;</text:span> <text:span text:style-name="T2">publisher.name</text:span>";</text:p>
            <text:p text:style-name="P35"><text:s text:c="4"/>.</text:p>
          </table:table-cell>
        </table:table-row>
        <table:table-row>
          <table:table-cell table:style-name="Tabela10.A2" office:value-type="string">
            <text:p text:style-name="P26">DP<text:span text:style-name="T36">D</text:span> &lt;= </text:p>
            <text:p text:style-name="P26">T.C<text:span text:style-name="T36">O</text:span> ; T.C<text:span text:style-name="T36">O, FK</text:span> ; T.C<text:span text:style-name="T36">O, PK</text:span></text:p>
            <text:p text:style-name="P37">s:recorder &lt;=</text:p>
            <text:p text:style-name="P37">recorder.recname; music.rec; recorder.recname </text:p>
          </table:table-cell>
          <table:table-cell table:style-name="Tabela10.B2" office:value-type="string">
            <text:p text:style-name="P35">map:music_rec a d2rq:PropertyBridge;</text:p>
            <text:p text:style-name="P35"><text:s text:c="4"/>d2rq:belongsToClassMap map:music;</text:p>
            <text:p text:style-name="P35"><text:s text:c="4"/>d2rq:property <text:span text:style-name="T2">s:recorder</text:span>;</text:p>
            <text:p text:style-name="P35"><text:s text:c="4"/>d2rq:column "recorder.recname";</text:p>
            <text:p text:style-name="P35"><text:s text:c="4"/>d2rq:join "<text:span text:style-name="T2">music.rec =&gt; recorder.recname</text:span>";</text:p>
            <text:p text:style-name="P35"><text:s text:c="4"/>.</text:p>
          </table:table-cell>
        </table:table-row>
        <text:soft-page-break/>
        <table:table-row>
          <table:table-cell table:style-name="Tabela10.A2" office:value-type="string">
            <text:p text:style-name="P26">S<text:span text:style-name="T36">D </text:span>&lt;= T.PK<text:span text:style-name="T36">R</text:span></text:p>
            <text:p text:style-name="P37">s:Book &lt;= product.title;</text:p>
            <text:p text:style-name="P36">product.type='book'</text:p>
          </table:table-cell>
          <table:table-cell table:style-name="Tabela10.B2" office:value-type="string">
            <text:p text:style-name="P35">map:book a d2rq:ClassMap;</text:p>
            <text:p text:style-name="P35"><text:s text:c="4"/>d2rq:dataStorage map:database;</text:p>
            <text:p text:style-name="P35"><text:s text:c="4"/>d2rq:uriPattern "book/@@<text:span text:style-name="T2">product.title</text:span>|urlify@@";</text:p>
            <text:p text:style-name="P35"><text:s text:c="4"/>d2rq:class <text:span text:style-name="T2">s:Book</text:span>;</text:p>
            <text:p text:style-name="P35"><text:s text:c="4"/>d2rq:condition "<text:span text:style-name="T2">product.type='book'</text:span>";</text:p>
            <text:p text:style-name="P35"><text:s text:c="4"/>.</text:p>
          </table:table-cell>
        </table:table-row>
        <table:table-row>
          <table:table-cell table:style-name="Tabela10.A2" office:value-type="string">
            <text:p text:style-name="P26">C<text:span text:style-name="T36">D </text:span>&lt;= T<text:span text:style-name="T36">R</text:span></text:p>
          </table:table-cell>
          <table:table-cell table:style-name="Tabela10.B2" office:value-type="string">
            <text:p text:style-name="P35">-</text:p>
          </table:table-cell>
        </table:table-row>
        <table:table-row>
          <table:table-cell table:style-name="Tabela10.A2" office:value-type="string">
            <text:p text:style-name="P26">C<text:span text:style-name="T36">D </text:span>&lt;= T.C<text:span text:style-name="T36">O</text:span></text:p>
            <text:p text:style-name="P37">s:Publ &lt;= <text:s/>product.publisher</text:p>
          </table:table-cell>
          <table:table-cell table:style-name="Tabela10.B2" office:value-type="string">
            <text:p text:style-name="P35">map:publisher a d2rq:ClassMap;</text:p>
            <text:p text:style-name="P35"><text:s text:c="4"/>d2rq:dataStorage map:database;</text:p>
            <text:p text:style-name="P35"><text:s text:c="4"/>d2rq:uriPattern "publisher/@@<text:span text:style-name="T2">product.publisher</text:span>|urlify@@";</text:p>
            <text:p text:style-name="P35"><text:s text:c="4"/>d2rq:class <text:span text:style-name="T2">s:Publ</text:span>;</text:p>
            <text:p text:style-name="P35"><text:s text:c="4"/>d2rq:containsDuplicates "true";</text:p>
            <text:p text:style-name="P35"><text:s text:c="4"/>.</text:p>
          </table:table-cell>
        </table:table-row>
        <table:table-row>
          <table:table-cell table:style-name="Tabela10.A2" office:value-type="string">
            <text:p text:style-name="P26">OP<text:span text:style-name="T36">D </text:span>&lt;= T.C<text:span text:style-name="T36">O</text:span></text:p>
            <text:p text:style-name="P37">s:pub &lt;= <text:s/>product.publisher</text:p>
            <text:p text:style-name="P26"/>
          </table:table-cell>
          <table:table-cell table:style-name="Tabela10.B2" office:value-type="string">
            <text:p text:style-name="P35">map:book_pub a d2rq:PropertyBridge;</text:p>
            <text:p text:style-name="P35"><text:s text:c="4"/>d2rq:belongsToClassMap map:book;</text:p>
            <text:p text:style-name="P35"><text:s text:c="4"/>d2rq:property <text:span text:style-name="T2">s:pub</text:span>;</text:p>
            <text:p text:style-name="P35"><text:s text:c="4"/>d2rq:uriPattern "publisher/@@product.publisher|urlify@@";</text:p>
            <text:p text:style-name="P35"><text:s text:c="4"/>.</text:p>
          </table:table-cell>
        </table:table-row>
      </table:table>
      <text:p text:style-name="P41"/>
      <text:h text:style-name="SBC_3a_title_3a_1" text:outline-level="1">Trabalhos Futuros</text:h>
      <text:p text:style-name="SBC_3a_paragraph_3a_first">Um vez que a solução abordada até aqui preocupa-se com a simples publicação dos dados relacionais em RDF de forma virtual. Como propostas futuras, pensamos em realizar testes para medir a performance dessas publicações e tentar definir uma estratégia de como publicar os dados ou até mesmo parte deles. Ou seja, queremos descobrir quais subconjuntos dos dados devem ser virtualizados e quais devem ser materializados. Dessa forma definiríamos uma solução híbrida que atenda a requisitos não funcionais de performance nas consultas aos Endpoints SPARQL.</text:p>
      <text:h text:style-name="SBC_3a_title_3a_1" text:outline-level="1">Referências</text:h>
      <text:list xml:id="list31289888" text:style-name="L12">
        <text:list-item>
          <text:p text:style-name="P52">Resource Description Framework (RDF) Model and Syntax Specification, W3C Proposed Recommendation 05 January 1999. Disponível em http://www.w3.org/TR/PR-rdf-syntax/. Acessado em 2012.</text:p>
        </text:list-item>
        <text:list-item>
          <text:p text:style-name="P52">Tim Berners-Lee: Linked Data, Design Issues. </text:p>
          <text:p text:style-name="P52">Disponível em: &lt;<text:a xlink:type="simple" xlink:href="http://www.w3.org/DesignIssues/LinkedData.html">http://www.w3.org/DesignIssues/LinkedData.html</text:a> &gt;. Acessado em 2012.</text:p>
        </text:list-item>
        <text:list-item>
          <text:p text:style-name="P52">A Direct Mapping of Relational Data to RDF, Marcelo Arenas, Eric Prud'hommeaux, Juan Sequeda, Editors. World Wide Web Consortium, 24 de Março de 2011. Disponível em <text:a xlink:type="simple" xlink:href="http://www.w3.org/TR/rdb-direct-mapping/">http://www.w3.org/TR/rdb-direct-mapping/</text:a>.</text:p>
        </text:list-item>
        <text:list-item>
          <text:p text:style-name="P52">Percy E. Salas, Karin K. Breitman, Marco A. Casanova, José Viterbo: StdTrip: Promoting the Reuse of Standard Vocabularies in Open Government Data.</text:p>
        </text:list-item>
        <text:list-item>
          <text:p text:style-name="P52"><text:soft-page-break/>Sacramento, E., Vidal, V. M., Macêdo, J. A., Lóscio, B. F., Lopes, F. L. R., Casanova, M. A., and Lemos, F.: Towards automatic generation of application ontologies. In: Journal of Information and Data Management, Vol. V, No. N, Month 20YY, pp.1-16, 2010.</text:p>
        </text:list-item>
        <text:list-item>
          <text:p text:style-name="P52">David Beckett, Tim Berners-Lee: Turtle - Terse RDF Triple Language. Disponível em <text:a xlink:type="simple" xlink:href="http://www.w3.org/TeamSubmission/2008/SUBM-turtle-20080114/">http://www.w3.org/TeamSubmission/2008/SUBM-turtle-20080114/</text:a> .</text:p>
        </text:list-item>
        <text:list-item>
          <text:p text:style-name="P52">M. Dürst and M. Suignard: Internationalized Resource Identifiers (IRIs), Internet-Draft, June 2003, expires December 2003. This document is <text:a xlink:type="simple" xlink:href="http://www.w3.org/International/iri-edit/draft-duerst-iri-04">http://www.w3.org/International/iri-edit/draft-duerst-iri-04</text:a>.</text:p>
        </text:list-item>
        <text:list-item>
          <text:p text:style-name="P53">Hull, R. and Yoshikawa, M. Ilog: declarative creation and manipulation of object identifiers. In Proceedings of the 16th International Conference on Very Large Databases (VLDB). Morgan Kaufmann Publishers Inc., San Francisco, CA, USA, pp. 455#468, 1990.</text:p>
        </text:list-item>
        <text:list-item>
          <text:p text:style-name="P53">Leme, L. A. P. P., Casanova, M. A., Breitman, K. K., and Furtado, A. L. Instance-based OWL schema matching. In Proceedings of the 11th International Conference on Enterprise Information Systems. Lecture Notes in Business Information Processing, vol. 24. pp. 14-26, 2009.</text:p>
        </text:list-item>
        <text:list-item>
          <text:p text:style-name="P54"><text:span text:style-name="T35">Das Souripriya, Sundara Seema, Cyganiak Richard (2011), R2RML: RDB to RDF Mapping Language. Disponível em &lt;</text:span><text:a xlink:type="simple" xlink:href="http://www.w3.org/TR/r2rml/"><text:span text:style-name="T35">http://www.w3.org/TR/r2rml/</text:span></text:a><text:span text:style-name="T35">&gt;</text:span></text:p>
        </text:list-item>
        <text:list-item>
          <text:p text:style-name="P54">Bizer, C., Cyganiak, R.: D2R server – publishing relational databases on the Semantic Web. Disponível em: &lt;<text:a xlink:type="simple" xlink:href="http://www4.wiwiss.fu-berlin.de/bizer/pub/Bizer-Cyganiak-D2R-Server-ISWC2006.pdf">http://www4.wiwiss.fu-berlin.de/bizer/pub/Bizer-Cyganiak-D2R-Server-ISWC2006.pdf</text:a>&gt;.</text:p>
        </text:list-item>
        <text:list-item>
          <text:p text:style-name="P54">Jena - A Semantic Web Framework for Java. Disponível em: &lt;<text:a xlink:type="simple" xlink:href="http://jena.sourceforge.net/">http://jena.sourceforge.net</text:a>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MSY10" svg:font-family="CMSY10"/>
    <style:font-face style:name="CMSY8" svg:font-family="CMSY8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" svg:font-family="'Times New Roman'" style:font-adornments="Regular" style:font-family-generic="roman"/>
    <style:font-face style:name="TimesNewRoman,Bold" svg:font-family="'TimesNewRoman,Bold'" style:font-family-generic="roman"/>
    <style:font-face style:name="F17" svg:font-family="F17" style:font-family-generic="swiss"/>
    <style:font-face style:name="F75" svg:font-family="F75" style:font-family-generic="swiss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1" style:font-size-asian="12pt" style:font-name-complex="Times New Roman1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Mincho" style:font-size-asian="18pt" style:font-weight-asian="bold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1" style:font-size-asian="14pt" style:font-weight-asian="bold" style:font-name-complex="Times New Roman1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1" style:font-size-asian="12pt" style:font-name-complex="Times New Roman1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1" style:font-size-asian="12pt" style:font-weight-asian="bold" style:font-name-complex="Times New Roman1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_20__28_user_29_" style:display-name="Table Contents (user)" style:family="paragraph" style:parent-style-name="Text_20_body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creation-date>2010-08-03T10:11:27.48</meta:creation-date>
    <dc:language>pt-BR</dc:language>
    <meta:editing-cycles>469</meta:editing-cycles>
    <meta:editing-duration>PT255H26M20S</meta:editing-duration>
    <dc:date>2012-03-14T15:42:30.35</dc:date>
    <dc:creator>Luís Teixeira</dc:creator>
    <meta:document-statistic meta:table-count="9" meta:image-count="2" meta:object-count="6" meta:page-count="17" meta:paragraph-count="672" meta:word-count="5747" meta:character-count="3445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normal">∃</mi>
      <mrow>
        <mi>P</mi>
        <mi mathvariant="normal">⊆</mi>
        <mi>D</mi>
      </mrow>
    </mrow>
    <annotation encoding="StarMath 5.0">exists P subseteq D</annotation>
  </semantics>
</math>
</file>

<file path=Object 2/content.xml><?xml version="1.0" encoding="utf-8"?>
<math xmlns="http://www.w3.org/1998/Math/MathML">
  <semantics>
    <mrow>
      <mi mathvariant="normal">∃</mi>
      <mrow>
        <msup>
          <mi>P</mi>
          <mrow>
            <mi mathvariant="normal">−</mi>
          </mrow>
        </msup>
        <mi mathvariant="normal">⊆</mi>
        <mi>R</mi>
      </mrow>
    </mrow>
    <annotation encoding="StarMath 5.0">exists P^-{} subseteq R</annotation>
  </semantics>
</math>
</file>

<file path=Object 3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≥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geslant kP), onde D é domínio de P</annotation>
  </semantics>
</math>
</file>

<file path=Object 4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≤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 leslant kP), onde D é domínio de P</annotation>
  </semantics>
</math>
</file>

<file path=Object 5/content.xml><?xml version="1.0" encoding="utf-8"?>
<math xmlns="http://www.w3.org/1998/Math/MathML">
  <semantics>
    <mrow>
      <mi>C</mi>
      <mi mathvariant="normal">⊆</mi>
      <mi>D</mi>
    </mrow>
    <annotation encoding="StarMath 5.0">C subseteq D</annotation>
  </semantics>
</math>
</file>

<file path=Object 6/content.xml><?xml version="1.0" encoding="utf-8"?>
<math xmlns="http://www.w3.org/1998/Math/MathML">
  <semantics>
    <mrow>
      <mi>C</mi>
      <mi mathvariant="normal">∣</mi>
      <mi>D</mi>
    </mrow>
    <annotation encoding="StarMath 5.0">C divides D</annotation>
  </semantics>
</math>
</file>